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758F0000554F283AC709.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Verdana" svg:font-family="Verdana, sans-serif"/>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6.999cm" table:align="margins"/>
    </style:style>
    <style:style style:name="Таблица1.A" style:family="table-column">
      <style:table-column-properties style:column-width="4.249cm" style:rel-column-width="16383*"/>
    </style:style>
    <style:style style:name="Таблица1.D" style:family="table-column">
      <style:table-column-properties style:column-width="4.251cm" style:rel-column-width="16386*"/>
    </style:style>
    <style:style style:name="Таблица1.A1" style:family="table-cell">
      <style:table-cell-properties fo:padding="0.097cm" fo:border-left="0.002cm solid #000000" fo:border-right="none" fo:border-top="0.002cm solid #000000" fo:border-bottom="0.002cm solid #000000"/>
    </style:style>
    <style:style style:name="Таблица1.D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D2" style:family="table-cell">
      <style:table-cell-properties fo:padding="0.097cm" fo:border-left="0.002cm solid #000000" fo:border-right="0.002cm solid #000000" fo:border-top="none" fo:border-bottom="0.002cm solid #000000"/>
    </style:style>
    <style:style style:name="Таблица2" style:family="table">
      <style:table-properties style:width="16.999cm" table:align="margins"/>
    </style:style>
    <style:style style:name="Таблица2.A" style:family="table-column">
      <style:table-column-properties style:column-width="2.831cm" style:rel-column-width="1605*"/>
    </style:style>
    <style:style style:name="Таблица2.B" style:family="table-column">
      <style:table-column-properties style:column-width="3.334cm" style:rel-column-width="1890*"/>
    </style:style>
    <style:style style:name="Таблица2.C" style:family="table-column">
      <style:table-column-properties style:column-width="3.572cm" style:rel-column-width="2025*"/>
    </style:style>
    <style:style style:name="Таблица2.D" style:family="table-column">
      <style:table-column-properties style:column-width="3.704cm" style:rel-column-width="2100*"/>
    </style:style>
    <style:style style:name="Таблица2.E" style:family="table-column">
      <style:table-column-properties style:column-width="3.558cm" style:rel-column-width="2017*"/>
    </style:style>
    <style:style style:name="Таблица2.A1" style:family="table-cell">
      <style:table-cell-properties fo:padding="0.097cm" fo:border-left="0.002cm solid #000000" fo:border-right="none" fo:border-top="0.002cm solid #000000" fo:border-bottom="0.002cm solid #000000"/>
    </style:style>
    <style:style style:name="Таблица2.E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E2" style:family="table-cell">
      <style:table-cell-properties fo:padding="0.097cm" fo:border-left="0.002cm solid #000000" fo:border-right="0.002cm solid #000000" fo:border-top="none" fo:border-bottom="0.002cm solid #000000"/>
    </style:style>
    <style:style style:name="Таблица3" style:family="table">
      <style:table-properties style:width="16.999cm" table:align="margins"/>
    </style:style>
    <style:style style:name="Таблица3.A" style:family="table-column">
      <style:table-column-properties style:column-width="2.672cm" style:rel-column-width="1515*"/>
    </style:style>
    <style:style style:name="Таблица3.B" style:family="table-column">
      <style:table-column-properties style:column-width="3.016cm" style:rel-column-width="1710*"/>
    </style:style>
    <style:style style:name="Таблица3.C" style:family="table-column">
      <style:table-column-properties style:column-width="2.566cm" style:rel-column-width="1455*"/>
    </style:style>
    <style:style style:name="Таблица3.D" style:family="table-column">
      <style:table-column-properties style:column-width="3.149cm" style:rel-column-width="1785*"/>
    </style:style>
    <style:style style:name="Таблица3.E" style:family="table-column">
      <style:table-column-properties style:column-width="2.963cm" style:rel-column-width="1680*"/>
    </style:style>
    <style:style style:name="Таблица3.F" style:family="table-column">
      <style:table-column-properties style:column-width="2.632cm" style:rel-column-width="1492*"/>
    </style:style>
    <style:style style:name="Таблица3.A1" style:family="table-cell">
      <style:table-cell-properties fo:padding="0.097cm" fo:border-left="0.002cm solid #000000" fo:border-right="none" fo:border-top="0.002cm solid #000000" fo:border-bottom="0.002cm solid #000000"/>
    </style:style>
    <style:style style:name="Таблица3.F1" style:family="table-cell">
      <style:table-cell-properties fo:padding="0.097cm" fo:border="0.002cm solid #000000"/>
    </style:style>
    <style:style style:name="Таблица3.A2" style:family="table-cell">
      <style:table-cell-properties fo:padding="0.097cm" fo:border-left="0.002cm solid #000000" fo:border-right="none" fo:border-top="none" fo:border-bottom="0.002cm solid #000000"/>
    </style:style>
    <style:style style:name="Таблица3.F2" style:family="table-cell">
      <style:table-cell-properties fo:padding="0.097cm" fo:border-left="0.002cm solid #000000" fo:border-right="0.002cm solid #000000" fo:border-top="none" fo:border-bottom="0.002cm solid #000000"/>
    </style:style>
    <style:style style:name="Таблица4" style:family="table">
      <style:table-properties style:width="16.999cm" table:align="margins"/>
    </style:style>
    <style:style style:name="Таблица4.A" style:family="table-column">
      <style:table-column-properties style:column-width="2.831cm" style:rel-column-width="1605*"/>
    </style:style>
    <style:style style:name="Таблица4.B" style:family="table-column">
      <style:table-column-properties style:column-width="3.334cm" style:rel-column-width="1890*"/>
    </style:style>
    <style:style style:name="Таблица4.C" style:family="table-column">
      <style:table-column-properties style:column-width="3.572cm" style:rel-column-width="2025*"/>
    </style:style>
    <style:style style:name="Таблица4.D" style:family="table-column">
      <style:table-column-properties style:column-width="3.704cm" style:rel-column-width="2100*"/>
    </style:style>
    <style:style style:name="Таблица4.E" style:family="table-column">
      <style:table-column-properties style:column-width="3.558cm" style:rel-column-width="2017*"/>
    </style:style>
    <style:style style:name="Таблица4.A1" style:family="table-cell">
      <style:table-cell-properties fo:padding="0.097cm" fo:border-left="0.002cm solid #000000" fo:border-right="none" fo:border-top="0.002cm solid #000000" fo:border-bottom="0.002cm solid #000000"/>
    </style:style>
    <style:style style:name="Таблица4.E1" style:family="table-cell">
      <style:table-cell-properties fo:padding="0.097cm" fo:border="0.002cm solid #000000"/>
    </style:style>
    <style:style style:name="Таблица4.A2" style:family="table-cell">
      <style:table-cell-properties fo:padding="0.097cm" fo:border-left="0.002cm solid #000000" fo:border-right="none" fo:border-top="none" fo:border-bottom="0.002cm solid #000000"/>
    </style:style>
    <style:style style:name="Таблица4.E2" style:family="table-cell">
      <style:table-cell-properties fo:padding="0.097cm" fo:border-left="0.002cm solid #000000" fo:border-right="0.002cm solid #000000" fo:border-top="none" fo:border-bottom="0.002cm solid #000000"/>
    </style:style>
    <style:style style:name="Таблица5" style:family="table">
      <style:table-properties style:width="16.999cm" table:align="margins"/>
    </style:style>
    <style:style style:name="Таблица5.A" style:family="table-column">
      <style:table-column-properties style:column-width="2.672cm" style:rel-column-width="1515*"/>
    </style:style>
    <style:style style:name="Таблица5.B" style:family="table-column">
      <style:table-column-properties style:column-width="2.831cm" style:rel-column-width="1605*"/>
    </style:style>
    <style:style style:name="Таблица5.C" style:family="table-column">
      <style:table-column-properties style:column-width="3.122cm" style:rel-column-width="1770*"/>
    </style:style>
    <style:style style:name="Таблица5.D" style:family="table-column">
      <style:table-column-properties style:column-width="2.752cm" style:rel-column-width="1560*"/>
    </style:style>
    <style:style style:name="Таблица5.E" style:family="table-column">
      <style:table-column-properties style:column-width="2.91cm" style:rel-column-width="1650*"/>
    </style:style>
    <style:style style:name="Таблица5.F" style:family="table-column">
      <style:table-column-properties style:column-width="2.711cm" style:rel-column-width="1537*"/>
    </style:style>
    <style:style style:name="Таблица5.A1" style:family="table-cell">
      <style:table-cell-properties fo:padding="0.097cm" fo:border-left="0.002cm solid #000000" fo:border-right="none" fo:border-top="0.002cm solid #000000" fo:border-bottom="0.002cm solid #000000"/>
    </style:style>
    <style:style style:name="Таблица5.F1" style:family="table-cell">
      <style:table-cell-properties fo:padding="0.097cm" fo:border="0.002cm solid #000000"/>
    </style:style>
    <style:style style:name="Таблица5.A2" style:family="table-cell">
      <style:table-cell-properties fo:padding="0.097cm" fo:border-left="0.002cm solid #000000" fo:border-right="none" fo:border-top="none" fo:border-bottom="0.002cm solid #000000"/>
    </style:style>
    <style:style style:name="Таблица5.F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left="0cm" fo:margin-right="0cm" style:line-height-at-least="0.582cm" fo:widows="1" fo:text-indent="0cm" style:auto-text-indent="false"/>
    </style:style>
    <style:style style:name="P2" style:family="paragraph" style:parent-style-name="Text_20_body">
      <style:paragraph-properties fo:margin-left="0cm" fo:margin-right="0cm" style:line-height-at-least="0.582cm" fo:widows="1" fo:text-indent="0cm" style:auto-text-indent="false"/>
      <style:text-properties fo:font-variant="normal" fo:text-transform="none" fo:color="#252525" style:font-name="Times New Roman" fo:font-size="12pt" fo:letter-spacing="normal" fo:font-style="normal" fo:font-weight="bold" style:font-size-asian="12pt" style:font-weight-asian="bold" style:font-size-complex="12pt" style:font-weight-complex="bold"/>
    </style:style>
    <style:style style:name="P3" style:family="paragraph" style:parent-style-name="Text_20_body">
      <style:paragraph-properties fo:margin-left="0cm" fo:margin-right="0cm" style:line-height-at-least="0.582cm" fo:widows="1" fo:text-indent="0cm" style:auto-text-indent="false"/>
      <style:text-properties fo:font-variant="normal" fo:text-transform="none" fo:color="#252525" style:font-name="Times New Roman" fo:font-size="12pt" fo:letter-spacing="normal" fo:font-style="normal" fo:font-weight="normal" style:font-size-asian="12pt" style:font-size-complex="12pt"/>
    </style:style>
    <style:style style:name="P4" style:family="paragraph" style:parent-style-name="Text_20_body">
      <style:paragraph-properties fo:margin-left="0cm" fo:margin-right="0cm" style:line-height-at-least="0.582cm" fo:widows="1" fo:text-indent="0cm" style:auto-text-indent="false"/>
      <style:text-properties fo:font-variant="normal" fo:text-transform="none" fo:color="#252525" style:font-name="Times New Roman" fo:font-size="12pt" fo:letter-spacing="normal" fo:language="en" fo:country="US" fo:font-style="normal" fo:font-weight="normal" style:font-size-asian="12pt" style:font-size-complex="12pt"/>
    </style:style>
    <style:style style:name="P5" style:family="paragraph" style:parent-style-name="Text_20_body">
      <style:paragraph-properties fo:margin-left="0cm" fo:margin-right="0cm" style:line-height-at-least="0.582cm" fo:text-align="center" style:justify-single-word="false" fo:widows="1" fo:text-indent="0cm" style:auto-text-indent="false"/>
      <style:text-properties fo:font-variant="normal" fo:text-transform="none" fo:color="#252525" style:font-name="Times New Roman" fo:font-size="12pt" fo:letter-spacing="normal" fo:language="en" fo:country="US" fo:font-style="italic" fo:font-weight="normal" style:font-size-asian="12pt" style:font-style-asian="italic" style:font-size-complex="12pt" style:font-style-complex="italic"/>
    </style:style>
    <style:style style:name="P6" style:family="paragraph" style:parent-style-name="Text_20_body">
      <style:paragraph-properties fo:margin-left="0cm" fo:margin-right="0cm" style:line-height-at-least="0.582cm" fo:widows="1" fo:text-indent="0cm" style:auto-text-indent="false"/>
      <style:text-properties fo:font-variant="normal" fo:text-transform="none" fo:color="#252525" style:font-name="Times New Roman" fo:font-size="12pt" fo:letter-spacing="normal" fo:language="ru" fo:country="RU" fo:font-style="normal" fo:font-weight="normal" style:font-size-asian="12pt" style:font-size-complex="12pt"/>
    </style:style>
    <style:style style:name="P7" style:family="paragraph" style:parent-style-name="Text_20_body">
      <style:paragraph-properties fo:margin-left="0cm" fo:margin-right="0cm" style:line-height-at-least="0.582cm" fo:widows="1" fo:text-indent="0cm" style:auto-text-indent="false"/>
      <style:text-properties fo:font-variant="normal" fo:text-transform="none" fo:color="#252525" style:text-line-through-style="none" style:font-name="Times New Roman" fo:font-size="12pt" fo:letter-spacing="normal" fo:language="en" fo:country="US" fo:font-style="normal" style:text-underline-style="none" fo:font-weight="normal" style:text-blinking="false" style:font-size-asian="12pt" style:font-size-complex="12pt"/>
    </style:style>
    <style:style style:name="P8" style:family="paragraph" style:parent-style-name="Text_20_body">
      <style:paragraph-properties fo:margin-left="0cm" fo:margin-right="0cm" style:line-height-at-least="0.582cm" fo:widows="1" fo:text-indent="0cm" style:auto-text-indent="false"/>
      <style:text-properties fo:font-variant="normal" fo:text-transform="none" fo:color="#555555" style:font-name="Times New Roman" fo:font-size="12pt" fo:letter-spacing="normal" fo:font-style="normal" fo:font-weight="normal" style:font-size-asian="12pt" style:font-size-complex="12pt"/>
    </style:style>
    <style:style style:name="P9" style:family="paragraph" style:parent-style-name="Text_20_body">
      <style:paragraph-properties fo:margin-left="0cm" fo:margin-right="0cm" fo:line-height="100%" fo:widows="1" fo:text-indent="0cm" style:auto-text-indent="false"/>
      <style:text-properties style:font-name="Times New Roman" fo:font-size="12pt" style:font-size-asian="12pt" style:font-size-complex="12pt"/>
    </style:style>
    <style:style style:name="P10" style:family="paragraph" style:parent-style-name="Text_20_body">
      <style:paragraph-properties fo:margin-left="0cm" fo:margin-right="0cm" style:line-height-at-least="0.582cm" fo:widows="1" fo:text-indent="0cm" style:auto-text-indent="false"/>
      <style:text-properties fo:language="ru" fo:country="RU"/>
    </style:style>
    <style:style style:name="P11" style:family="paragraph" style:parent-style-name="Text_20_body">
      <style:paragraph-properties fo:margin-left="0cm" fo:margin-right="0cm" style:line-height-at-least="0.582cm" fo:widows="1" fo:text-indent="0cm" style:auto-text-indent="false"/>
      <style:text-properties fo:language="ru" fo:country="RU" fo:font-weight="bold" style:font-weight-asian="bold" style:font-weight-complex="bold"/>
    </style:style>
    <style:style style:name="P12" style:family="paragraph" style:parent-style-name="Text_20_body">
      <style:paragraph-properties fo:margin-left="0cm" fo:margin-right="0cm" fo:margin-top="0cm" fo:margin-bottom="0cm" fo:line-height="100%" fo:widows="1" fo:text-indent="0cm" style:auto-text-indent="false" fo:padding="0cm" fo:border="none"/>
    </style:style>
    <style:style style:name="P13" style:family="paragraph" style:parent-style-name="Text_20_body">
      <style:paragraph-properties fo:margin-left="0cm" fo:margin-right="0cm" fo:margin-top="0cm" fo:margin-bottom="0cm" fo:line-height="100%" fo:widows="1" fo:text-indent="0cm" style:auto-text-indent="false" fo:padding="0cm" fo:border="none"/>
      <style:text-properties fo:font-variant="normal" fo:text-transform="none" fo:color="#252525" style:font-name="Times New Roman" fo:font-size="12pt" fo:letter-spacing="normal" fo:font-style="normal" fo:font-weight="normal" style:font-size-asian="12pt" style:font-size-complex="12pt"/>
    </style:style>
    <style:style style:name="P14" style:family="paragraph" style:parent-style-name="Text_20_body">
      <style:paragraph-properties fo:margin-left="0cm" fo:margin-right="0cm" fo:margin-top="0cm" fo:margin-bottom="0cm" fo:line-height="100%" fo:widows="1" fo:text-indent="0cm" style:auto-text-indent="false" fo:padding="0cm" fo:border="none"/>
      <style:text-properties fo:font-variant="normal" fo:text-transform="none" fo:color="#252525" style:text-line-through-style="none" style:font-name="Times New Roman" fo:font-size="12pt" fo:letter-spacing="normal" fo:font-style="normal" style:text-underline-style="none" fo:font-weight="normal" style:text-blinking="false" style:font-size-asian="12pt" style:font-size-complex="12pt"/>
    </style:style>
    <style:style style:name="P15" style:family="paragraph" style:parent-style-name="Standard">
      <style:paragraph-properties fo:margin-left="0cm" fo:margin-right="0cm" fo:line-height="100%" fo:widows="1" fo:text-indent="0cm" style:auto-text-indent="false"/>
      <style:text-properties style:font-name="Times New Roman" fo:font-size="12pt" style:font-size-asian="12pt" style:font-size-complex="12pt"/>
    </style:style>
    <style:style style:name="P16" style:family="paragraph" style:parent-style-name="Standard">
      <style:paragraph-properties fo:margin-left="0cm" fo:margin-right="0cm" fo:line-height="100%" fo:widows="1" fo:text-indent="0cm" style:auto-text-indent="false"/>
      <style:text-properties fo:font-variant="normal" fo:text-transform="none" fo:color="#252525" style:font-name="Times New Roman" fo:font-size="12pt" fo:letter-spacing="normal" fo:language="ru" fo:country="RU" fo:font-style="normal" fo:font-weight="bold" style:font-size-asian="12pt" style:font-size-complex="12pt"/>
    </style:style>
    <style:style style:name="P17" style:family="paragraph" style:parent-style-name="Heading_20_4">
      <style:paragraph-properties fo:margin-left="0cm" fo:margin-right="0cm" fo:line-height="100%" fo:widows="1" fo:text-indent="0cm" style:auto-text-indent="false"/>
      <style:text-properties fo:font-variant="normal" fo:text-transform="none" fo:color="#000000" style:font-name="Times New Roman" fo:font-size="12pt" fo:letter-spacing="normal" fo:font-style="normal" fo:font-weight="bold" style:font-size-asian="12pt" style:font-size-complex="12pt"/>
    </style:style>
    <style:style style:name="P18" style:family="paragraph" style:parent-style-name="Heading_20_2">
      <style:paragraph-properties fo:margin-left="0cm" fo:margin-right="0cm" fo:line-height="130%" fo:widows="1" fo:text-indent="0cm" style:auto-text-indent="false" fo:padding="0cm" fo:border="none"/>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center" style:justify-single-word="false" fo:background-color="#ff0000">
        <style:background-image/>
      </style:paragraph-properties>
      <style:text-properties fo:language="en" fo:country="US"/>
    </style:style>
    <style:style style:name="P21" style:family="paragraph" style:parent-style-name="Table_20_Contents">
      <style:paragraph-properties fo:text-align="center" style:justify-single-word="false" fo:background-color="#23ff23">
        <style:background-image/>
      </style:paragraph-properties>
      <style:text-properties fo:language="en" fo:country="US"/>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fo:background-color="#ff0000">
        <style:background-image/>
      </style:paragraph-properties>
      <style:text-properties fo:language="en" fo:country="US"/>
    </style:style>
    <style:style style:name="P24" style:family="paragraph" style:parent-style-name="Table_20_Contents">
      <style:paragraph-properties fo:text-align="center" style:justify-single-word="false" fo:background-color="#23ff23">
        <style:background-image/>
      </style:paragraph-properties>
      <style:text-properties fo:language="en" fo:country="US"/>
    </style:style>
    <style:style style:name="P25" style:family="paragraph" style:parent-style-name="Standard">
      <style:paragraph-properties fo:line-height="100%"/>
    </style:style>
    <style:style style:name="P26" style:family="paragraph" style:parent-style-name="Standard">
      <style:paragraph-properties fo:line-height="100%"/>
      <style:text-properties fo:language="ru" fo:country="RU" fo:font-weight="bold" style:font-weight-asian="bold" style:font-weight-complex="bold"/>
    </style:style>
    <style:style style:name="P27" style:family="paragraph" style:parent-style-name="Standard">
      <style:paragraph-properties fo:margin-left="0cm" fo:margin-right="0cm" fo:line-height="100%" fo:widows="1" fo:text-indent="0cm" style:auto-text-indent="false"/>
    </style:style>
    <style:style style:name="P28" style:family="paragraph" style:parent-style-name="Text_20_body">
      <style:text-properties fo:language="ru" fo:country="RU" fo:font-weight="normal" style:font-weight-asian="normal" style:font-weight-complex="normal"/>
    </style:style>
    <style:style style:name="P29" style:family="paragraph" style:parent-style-name="Text_20_body">
      <style:text-properties fo:language="ru" fo:country="RU" fo:font-weight="bold" style:font-weight-asian="bold" style:font-weight-complex="bold"/>
    </style:style>
    <style:style style:name="P30" style:family="paragraph" style:parent-style-name="Text_20_body">
      <style:text-properties style:font-name="Times New Roman" fo:font-size="12pt" style:font-size-asian="12pt" style:font-size-complex="12pt"/>
    </style:style>
    <style:style style:name="P31" style:family="paragraph" style:parent-style-name="Text_20_body">
      <style:text-properties style:font-name="Times New Roman" fo:font-size="12pt" fo:language="ru" fo:country="RU" fo:font-weight="bold" style:font-size-asian="12pt" style:font-weight-asian="bold" style:font-size-complex="12pt" style:font-weight-complex="bold"/>
    </style:style>
    <style:style style:name="P32" style:family="paragraph" style:parent-style-name="Text_20_body" style:list-style-name="L1">
      <style:paragraph-properties fo:margin-left="0cm" fo:margin-right="0cm" fo:margin-top="0cm" fo:margin-bottom="0cm" fo:line-height="100%" fo:widows="1" fo:text-indent="0cm" style:auto-text-indent="false" fo:padding="0cm" fo:border="none"/>
    </style:style>
    <style:style style:name="P33" style:family="paragraph" style:parent-style-name="Text_20_body" style:list-style-name="L4">
      <style:paragraph-properties fo:margin-left="0cm" fo:margin-right="0cm" fo:margin-top="0cm" fo:margin-bottom="0cm" fo:line-height="100%" fo:widows="1" fo:text-indent="0cm" style:auto-text-indent="false" fo:padding="0cm" fo:border="none"/>
    </style:style>
    <style:style style:name="P34" style:family="paragraph" style:parent-style-name="Text_20_body" style:list-style-name="L1">
      <style:paragraph-properties fo:margin-left="0cm" fo:margin-right="0cm" fo:margin-top="0cm" fo:margin-bottom="0cm" fo:line-height="100%" fo:widows="1" fo:text-indent="0cm" style:auto-text-indent="false" fo:padding="0cm" fo:border="none"/>
      <style:text-properties fo:font-variant="normal" fo:text-transform="none" fo:color="#252525" style:font-name="Times New Roman" fo:font-size="12pt" fo:letter-spacing="normal" fo:font-style="normal" fo:font-weight="normal" style:font-size-asian="12pt" style:font-size-complex="12pt"/>
    </style:style>
    <style:style style:name="P35" style:family="paragraph" style:parent-style-name="Text_20_body" style:list-style-name="L2">
      <style:paragraph-properties fo:margin-left="0cm" fo:margin-right="0cm" fo:margin-top="0cm" fo:margin-bottom="0cm" fo:line-height="100%" fo:widows="1" fo:text-indent="0cm" style:auto-text-indent="false" fo:padding="0cm" fo:border="none"/>
      <style:text-properties fo:font-variant="normal" fo:text-transform="none" fo:color="#252525" style:font-name="Times New Roman" fo:font-size="12pt" fo:letter-spacing="normal" fo:font-style="normal" fo:font-weight="normal" style:font-size-asian="12pt" style:font-size-complex="12pt"/>
    </style:style>
    <style:style style:name="P36" style:family="paragraph" style:parent-style-name="Text_20_body" style:list-style-name="L3">
      <style:paragraph-properties fo:margin-left="0cm" fo:margin-right="0cm" fo:margin-top="0cm" fo:margin-bottom="0cm" fo:line-height="100%" fo:widows="1" fo:text-indent="0cm" style:auto-text-indent="false" fo:padding="0cm" fo:border="none"/>
      <style:text-properties fo:font-variant="normal" fo:text-transform="none" fo:color="#252525" style:font-name="Times New Roman" fo:font-size="12pt" fo:letter-spacing="normal" fo:font-style="normal" fo:font-weight="normal" style:font-size-asian="12pt" style:font-size-complex="12pt"/>
    </style:style>
    <style:style style:name="P37" style:family="paragraph" style:parent-style-name="Text_20_body" style:list-style-name="L5">
      <style:paragraph-properties fo:margin-left="0cm" fo:margin-right="0cm" fo:margin-top="0cm" fo:margin-bottom="0cm" fo:widows="1" fo:text-indent="0cm" style:auto-text-indent="false" fo:padding="0cm" fo:border="none"/>
      <style:text-properties fo:font-variant="normal" fo:text-transform="none" fo:color="#252525" style:font-name="Times New Roman" fo:font-size="12pt" fo:letter-spacing="normal" fo:font-style="normal" fo:font-weight="normal" style:font-size-asian="12pt" style:font-size-complex="12pt"/>
    </style:style>
    <style:style style:name="P38" style:family="paragraph" style:parent-style-name="Text_20_body" style:list-style-name="L6">
      <style:paragraph-properties fo:margin-left="0cm" fo:margin-right="0cm" fo:margin-top="0cm" fo:margin-bottom="0cm" fo:widows="1" fo:text-indent="0cm" style:auto-text-indent="false" fo:padding="0cm" fo:border="none"/>
      <style:text-properties fo:font-variant="normal" fo:text-transform="none" fo:color="#252525" style:font-name="Times New Roman" fo:font-size="12pt" fo:letter-spacing="normal" fo:font-style="normal" fo:font-weight="normal" style:font-size-asian="12pt" style:font-size-complex="12pt"/>
    </style:style>
    <style:style style:name="P39" style:family="paragraph" style:parent-style-name="Text_20_body">
      <style:paragraph-properties fo:margin-left="0cm" fo:margin-right="0cm" fo:margin-top="0cm" fo:margin-bottom="0cm" style:line-height-at-least="0.582cm" fo:text-align="start" style:justify-single-word="false" fo:widows="1" fo:text-indent="0cm" style:auto-text-indent="false"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40" style:family="paragraph" style:parent-style-name="Text_20_body">
      <style:paragraph-properties fo:margin-left="0cm" fo:margin-right="0cm" fo:margin-top="0cm" fo:margin-bottom="0cm" style:line-height-at-least="0.582cm" fo:text-align="start" style:justify-single-word="false" fo:widows="1" fo:text-indent="0cm" style:auto-text-indent="false" fo:padding="0cm" fo:border="none"/>
      <style:text-properties fo:font-variant="normal" fo:text-transform="none" fo:color="#000000" style:font-name="Times New Roman" fo:font-size="12pt" fo:letter-spacing="normal" fo:language="ru" fo:country="RU" fo:font-style="normal" fo:font-weight="normal" style:font-size-asian="12pt" style:font-weight-asian="normal" style:font-size-complex="12pt" style:font-weight-complex="normal"/>
    </style:style>
    <style:style style:name="P41" style:family="paragraph" style:parent-style-name="Text_20_body" style:list-style-name="L5">
      <style:paragraph-properties fo:margin-left="0cm" fo:margin-right="0cm" fo:margin-top="0cm" fo:margin-bottom="0cm" fo:widows="1" fo:text-indent="0cm" style:auto-text-indent="false" fo:padding="0cm" fo:border="none"/>
    </style:style>
    <style:style style:name="P42" style:family="paragraph" style:parent-style-name="Text_20_body">
      <style:paragraph-properties fo:margin-left="0cm" fo:margin-right="0cm" fo:margin-top="0cm" fo:margin-bottom="0cm" style:line-height-at-least="0.582cm" fo:text-align="start" style:justify-single-word="false" fo:widows="1" fo:text-indent="0cm" style:auto-text-indent="false"/>
      <style:text-properties style:font-name="Times New Roman" fo:font-size="12pt" style:font-size-asian="12pt" style:font-size-complex="12pt"/>
    </style:style>
    <style:style style:name="P43" style:family="paragraph" style:parent-style-name="Text_20_body">
      <style:paragraph-properties fo:margin-left="0cm" fo:margin-right="0cm" style:line-height-at-least="0.582cm" fo:widows="1" fo:text-indent="0cm" style:auto-text-indent="false"/>
    </style:style>
    <style:style style:name="P44" style:family="paragraph" style:parent-style-name="Text_20_body">
      <style:paragraph-properties fo:margin-left="0cm" fo:margin-right="0cm" style:line-height-at-least="0.582cm" fo:text-align="start" style:justify-single-word="false" fo:widows="1" fo:text-indent="0cm" style:auto-text-indent="false"/>
      <style:text-properties style:font-name="Times New Roman" fo:font-size="12pt" style:font-size-asian="12pt" style:font-size-complex="12pt"/>
    </style:style>
    <style:style style:name="P45" style:family="paragraph" style:parent-style-name="Text_20_body">
      <style:paragraph-properties fo:margin-left="0cm" fo:margin-right="0cm" style:line-height-at-least="0.582cm" fo:widows="1" fo:text-indent="0cm" style:auto-text-indent="false"/>
      <style:text-properties style:font-name="Times New Roman" fo:font-size="12pt" style:font-size-asian="12pt" style:font-size-complex="12pt"/>
    </style:style>
    <style:style style:name="P46" style:family="paragraph" style:parent-style-name="Text_20_body">
      <style:paragraph-properties fo:margin-left="0cm" fo:margin-right="0cm" style:line-height-at-least="0.582cm" fo:widows="1" fo:text-indent="0cm" style:auto-text-indent="false"/>
      <style:text-properties fo:font-variant="normal" fo:text-transform="none" fo:color="#252525" style:font-name="Times New Roman" fo:font-size="12pt" fo:letter-spacing="normal" fo:font-style="normal" fo:font-weight="normal" style:font-size-asian="12pt" style:font-size-complex="12pt"/>
    </style:style>
    <style:style style:name="P47" style:family="paragraph" style:parent-style-name="Text_20_body">
      <style:paragraph-properties fo:margin-left="0cm" fo:margin-right="0cm" style:line-height-at-least="0.582cm" fo:text-align="center" style:justify-single-word="false" fo:widows="1" fo:text-indent="0cm" style:auto-text-indent="false"/>
      <style:text-properties fo:font-variant="normal" fo:text-transform="none" fo:color="#252525" style:font-name="Times New Roman" fo:font-size="12pt" fo:letter-spacing="normal" fo:language="en" fo:country="US" fo:font-style="italic" fo:font-weight="normal" style:font-size-asian="12pt" style:font-style-asian="italic" style:font-size-complex="12pt" style:font-style-complex="italic"/>
    </style:style>
    <style:style style:name="P48" style:family="paragraph" style:parent-style-name="Text_20_body" style:list-style-name="L5">
      <style:paragraph-properties fo:margin-top="0cm" fo:margin-bottom="0cm" fo:widows="1" fo:padding="0cm" fo:border="none"/>
      <style:text-properties fo:font-variant="normal" fo:text-transform="none" fo:color="#252525" style:font-name="Times New Roman" fo:font-size="12pt" fo:letter-spacing="normal" fo:font-style="normal" fo:font-weight="normal" style:font-size-asian="12pt" style:font-size-complex="12pt"/>
    </style:style>
    <style:style style:name="P49" style:family="paragraph" style:parent-style-name="Text_20_body" style:list-style-name="L6">
      <style:paragraph-properties fo:margin-top="0cm" fo:margin-bottom="0cm" fo:widows="1" fo:padding="0cm" fo:border="none"/>
      <style:text-properties fo:font-variant="normal" fo:text-transform="none" fo:color="#252525" style:font-name="Times New Roman" fo:font-size="12pt" fo:letter-spacing="normal" fo:font-style="normal" fo:font-weight="normal" style:font-size-asian="12pt" style:font-size-complex="12pt"/>
    </style:style>
    <style:style style:name="P50" style:family="paragraph" style:parent-style-name="Text_20_body" style:list-style-name="L6">
      <style:paragraph-properties fo:margin-top="0cm" fo:margin-bottom="0cm" fo:widows="1" fo:padding="0cm" fo:border="none"/>
    </style:style>
    <style:style style:name="P51" style:family="paragraph" style:parent-style-name="Text_20_body" style:list-style-name="L7">
      <style:paragraph-properties fo:margin-left="0.529cm" fo:margin-right="0cm" fo:margin-top="0cm" fo:margin-bottom="0cm" style:line-height-at-least="0.582cm" fo:text-align="start" style:justify-single-word="false" fo:widows="1" fo:text-indent="0cm" style:auto-text-indent="false"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52" style:family="paragraph" style:parent-style-name="Text_20_body" style:list-style-name="L8">
      <style:paragraph-properties fo:margin-left="0.529cm" fo:margin-right="0cm" fo:margin-top="0cm" fo:margin-bottom="0cm" style:line-height-at-least="0.582cm" fo:text-align="start" style:justify-single-word="false" fo:widows="1" fo:text-indent="0cm" style:auto-text-indent="false"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53" style:family="paragraph" style:parent-style-name="Heading_20_3">
      <style:paragraph-properties fo:margin-left="0cm" fo:margin-right="0cm" fo:margin-top="0cm" fo:margin-bottom="0cm" style:line-height-at-least="0.582cm" fo:text-align="start" style:justify-single-word="false" fo:widows="1" fo:text-indent="0cm" style:auto-text-indent="false"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54" style:family="paragraph" style:parent-style-name="Heading_20_3">
      <style:paragraph-properties fo:margin-left="0cm" fo:margin-right="0cm" fo:margin-top="0cm" fo:margin-bottom="0cm" style:line-height-at-least="0.582cm" fo:text-align="start" style:justify-single-word="false" fo:widows="1" fo:text-indent="0cm" style:auto-text-indent="false" fo:padding="0cm" fo:border="none"/>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P55" style:family="paragraph" style:parent-style-name="Heading_20_3">
      <style:paragraph-properties fo:margin-left="0.529cm" fo:margin-right="0cm" fo:margin-top="0cm" fo:margin-bottom="0cm" style:line-height-at-least="0.582cm" fo:text-align="start" style:justify-single-word="false" fo:widows="1" fo:text-indent="0cm" style:auto-text-indent="false" fo:padding="0cm" fo:border="none"/>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P56" style:family="paragraph" style:parent-style-name="List_20_Contents">
      <style:paragraph-properties fo:margin-left="0cm" fo:margin-right="0cm" fo:margin-top="0cm" fo:margin-bottom="0.499cm" style:line-height-at-least="0.582cm" fo:widows="1" fo:text-indent="0cm" style:auto-text-indent="false"/>
      <style:text-properties fo:font-variant="normal" fo:text-transform="none" fo:color="#252525" style:font-name="Times New Roman" fo:font-size="12pt" fo:letter-spacing="normal" fo:font-style="normal" fo:font-weight="normal" style:font-size-asian="12pt" style:font-size-complex="12pt"/>
    </style:style>
    <style:style style:name="P57" style:family="paragraph" style:parent-style-name="List_20_Heading">
      <style:paragraph-properties fo:margin-left="0cm" fo:margin-right="0cm" style:line-height-at-least="0.582cm" fo:widows="1" fo:text-indent="0cm" style:auto-text-indent="false"/>
      <style:text-properties fo:font-variant="normal" fo:text-transform="none" fo:color="#252525" style:font-name="Times New Roman" fo:font-size="12pt" fo:letter-spacing="normal" fo:font-style="normal" fo:font-weight="bold" style:font-size-asian="12pt" style:font-size-complex="12pt"/>
    </style:style>
    <style:style style:name="T1" style:family="text">
      <style:text-properties fo:font-variant="normal" fo:text-transform="none" fo:color="#252525" style:text-line-through-style="none" fo:letter-spacing="normal" fo:font-style="normal" style:text-underline-style="none" fo:font-weight="normal" style:text-blinking="false"/>
    </style:style>
    <style:style style:name="T2" style:family="text">
      <style:text-properties fo:font-variant="normal" fo:text-transform="none" fo:color="#252525" style:text-line-through-style="none" style:font-name="Times New Roman" fo:font-size="12pt" fo:letter-spacing="normal" fo:font-style="normal" style:text-underline-style="none" fo:font-weight="normal" style:text-blinking="false" style:font-size-asian="12pt" style:font-size-complex="12pt"/>
    </style:style>
    <style:style style:name="T3" style:family="text">
      <style:text-properties fo:font-variant="normal" fo:text-transform="none" fo:color="#252525" style:text-line-through-style="none" style:font-name="Times New Roman" fo:font-size="12pt" fo:letter-spacing="normal" fo:font-style="normal" style:text-underline-style="none" fo:font-weight="bold" style:text-blinking="false" style:font-size-asian="12pt" style:font-size-complex="12pt"/>
    </style:style>
    <style:style style:name="T4" style:family="text">
      <style:text-properties fo:font-variant="normal" fo:text-transform="none" fo:color="#252525" style:text-line-through-style="none" style:font-name="Times New Roman" fo:font-size="12pt" fo:letter-spacing="normal" fo:language="ru" fo:country="RU" fo:font-style="normal" style:text-underline-style="none" fo:font-weight="normal" style:text-blinking="false" style:font-size-asian="12pt" style:font-size-complex="12pt"/>
    </style:style>
    <style:style style:name="T5" style:family="text">
      <style:text-properties fo:font-variant="normal" fo:text-transform="none" fo:color="#252525" style:text-line-through-style="none" style:font-name="Times New Roman" fo:font-size="12pt" fo:letter-spacing="normal" fo:language="en" fo:country="US" fo:font-style="normal" style:text-underline-style="none" fo:font-weight="normal" style:text-blinking="false" style:font-size-asian="12pt" style:font-size-complex="12pt"/>
    </style:style>
    <style:style style:name="T6" style:family="text">
      <style:text-properties fo:font-variant="normal" fo:text-transform="none" fo:color="#252525" style:text-line-through-style="none" style:font-name="Times New Roman" fo:font-size="12pt" fo:letter-spacing="normal" fo:language="en" fo:country="US" fo:font-style="normal" style:text-underline-style="none" fo:font-weight="normal" style:text-blinking="false" style:font-size-asian="12pt" style:font-size-complex="12pt"/>
    </style:style>
    <style:style style:name="T7" style:family="text">
      <style:text-properties fo:font-variant="normal" fo:text-transform="none" fo:color="#252525" fo:letter-spacing="normal" fo:font-style="normal" fo:font-weight="bold"/>
    </style:style>
    <style:style style:name="T8" style:family="text">
      <style:text-properties fo:font-variant="normal" fo:text-transform="none" fo:color="#252525" fo:letter-spacing="normal" fo:font-style="normal" fo:font-weight="normal"/>
    </style:style>
    <style:style style:name="T9" style:family="text">
      <style:text-properties fo:font-variant="normal" fo:text-transform="none" fo:color="#252525" style:font-name="Times New Roman" fo:font-size="12pt" fo:letter-spacing="normal" fo:font-style="normal" fo:font-weight="normal" style:font-size-asian="12pt" style:font-size-complex="12pt"/>
    </style:style>
    <style:style style:name="T10" style:family="text">
      <style:text-properties fo:font-variant="normal" fo:text-transform="none" fo:color="#252525" style:font-name="Times New Roman" fo:font-size="12pt" fo:letter-spacing="normal" fo:font-style="normal" fo:font-weight="normal" style:font-size-asian="12pt" style:font-style-asian="normal" style:font-size-complex="12pt" style:font-style-complex="normal"/>
    </style:style>
    <style:style style:name="T11" style:family="text">
      <style:text-properties fo:font-variant="normal" fo:text-transform="none" fo:color="#252525" style:font-name="Times New Roman" fo:font-size="12pt" fo:letter-spacing="normal" fo:font-style="normal" fo:font-weight="bold" style:font-size-asian="12pt" style:font-size-complex="12pt"/>
    </style:style>
    <style:style style:name="T12" style:family="text">
      <style:text-properties fo:font-variant="normal" fo:text-transform="none" fo:color="#252525" style:font-name="Times New Roman" fo:font-size="12pt" fo:letter-spacing="normal" fo:font-style="normal" style:font-size-asian="12pt" style:font-size-complex="12pt"/>
    </style:style>
    <style:style style:name="T13" style:family="text">
      <style:text-properties fo:font-variant="normal" fo:text-transform="none" fo:color="#252525" style:font-name="Times New Roman" fo:font-size="12pt" fo:letter-spacing="normal" fo:language="en" fo:country="US" fo:font-style="normal" fo:font-weight="normal" style:font-size-asian="12pt" style:font-size-complex="12pt"/>
    </style:style>
    <style:style style:name="T14" style:family="text">
      <style:text-properties fo:font-variant="normal" fo:text-transform="none" fo:color="#252525" style:font-name="Times New Roman" fo:font-size="12pt" fo:letter-spacing="normal" fo:language="en" fo:country="US" fo:font-style="normal" fo:font-weight="normal" style:font-size-asian="12pt" style:font-style-asian="normal" style:font-size-complex="12pt" style:font-style-complex="normal"/>
    </style:style>
    <style:style style:name="T15" style:family="text">
      <style:text-properties fo:font-variant="normal" fo:text-transform="none" fo:color="#252525" style:font-name="Times New Roman" fo:font-size="12pt" fo:letter-spacing="normal" fo:language="en" fo:country="US" fo:font-style="normal" style:font-size-asian="12pt" style:font-size-complex="12pt"/>
    </style:style>
    <style:style style:name="T16" style:family="text">
      <style:text-properties fo:font-variant="normal" fo:text-transform="none" fo:color="#252525" style:font-name="Times New Roman" fo:font-size="12pt" fo:letter-spacing="normal" fo:language="en" fo:country="US" fo:font-style="italic" fo:font-weight="normal" style:font-size-asian="12pt" style:font-style-asian="italic" style:font-size-complex="12pt" style:font-style-complex="italic"/>
    </style:style>
    <style:style style:name="T17" style:family="text">
      <style:text-properties fo:font-variant="normal" fo:text-transform="none" fo:color="#252525" style:font-name="sans-serif" fo:font-size="10.5pt" fo:letter-spacing="normal" fo:font-style="normal" fo:font-weight="normal"/>
    </style:style>
    <style:style style:name="T18" style:family="text">
      <style:text-properties fo:font-variant="normal" fo:text-transform="none" fo:color="#252525" style:font-name="sans-serif" fo:font-size="10.5pt" fo:letter-spacing="normal" fo:font-style="normal" fo:font-weight="bold"/>
    </style:style>
    <style:style style:name="T19" style:family="text">
      <style:text-properties fo:font-variant="normal" fo:text-transform="none" fo:color="#252525" style:font-name="sans-serif" fo:font-size="10.5pt" fo:letter-spacing="normal" fo:font-style="italic" fo:font-weight="normal"/>
    </style:style>
    <style:style style:name="T20" style:family="text">
      <style:text-properties fo:font-variant="normal" fo:text-transform="none" fo:color="#252525" fo:font-size="10.5pt" fo:letter-spacing="normal" fo:font-style="normal" fo:font-weight="normal"/>
    </style:style>
    <style:style style:name="T21" style:family="text">
      <style:text-properties fo:font-variant="normal" fo:text-transform="none" fo:color="#252525" fo:font-size="10.5pt" fo:letter-spacing="normal" fo:font-style="normal" fo:font-weight="bold"/>
    </style:style>
    <style:style style:name="T22" style:family="text">
      <style:text-properties fo:font-variant="normal" fo:text-transform="none" fo:color="#252525" fo:font-size="10.5pt" fo:letter-spacing="normal" fo:font-style="italic" fo:font-weight="normal"/>
    </style:style>
    <style:style style:name="T23" style:family="text">
      <style:text-properties fo:font-variant="normal" fo:text-transform="none" fo:color="#252525" style:font-name="Times New Roman" fo:font-size="10.5pt" fo:letter-spacing="normal" fo:font-style="normal" fo:font-weight="normal"/>
    </style:style>
    <style:style style:name="T24" style:family="text">
      <style:text-properties fo:font-variant="normal" fo:text-transform="none" fo:color="#252525" style:font-name="Times New Roman" fo:font-size="10.5pt" fo:letter-spacing="normal" fo:font-style="normal" fo:font-weight="bold"/>
    </style:style>
    <style:style style:name="T25" style:family="text">
      <style:text-properties fo:font-variant="normal" fo:text-transform="none" fo:color="#252525" style:font-name="Times New Roman" fo:font-size="10.5pt" fo:letter-spacing="normal" fo:font-style="italic" fo:font-weight="normal"/>
    </style:style>
    <style:style style:name="T26" style:family="text">
      <style:text-properties fo:font-variant="normal" fo:text-transform="none" fo:color="#252525" style:font-name="Times New Roman" fo:letter-spacing="normal" fo:font-style="normal" fo:font-weight="normal"/>
    </style:style>
    <style:style style:name="T27" style:family="text">
      <style:text-properties fo:font-variant="normal" fo:text-transform="none" fo:color="#252525" style:font-name="Times New Roman" fo:letter-spacing="normal" fo:font-style="normal" fo:font-weight="bold"/>
    </style:style>
    <style:style style:name="T28" style:family="text">
      <style:text-properties fo:font-variant="normal" fo:text-transform="none" fo:color="#252525" style:font-name="Times New Roman" fo:letter-spacing="normal" fo:font-style="italic" fo:font-weight="normal"/>
    </style:style>
    <style:style style:name="T29" style:family="text">
      <style:text-properties fo:font-variant="normal" fo:text-transform="none" fo:color="#252525" style:font-name="Times New Roman" fo:font-size="12pt" fo:letter-spacing="normal" fo:language="en" fo:country="US" fo:font-style="normal" style:font-size-asian="12pt" style:font-size-complex="12pt"/>
    </style:style>
    <style:style style:name="T30" style:family="text">
      <style:text-properties fo:font-variant="normal" fo:text-transform="none" fo:color="#252525" style:font-name="Times New Roman" fo:font-size="12pt" fo:letter-spacing="normal" fo:language="en" fo:country="US" fo:font-style="normal" fo:font-weight="normal" style:font-size-asian="12pt" style:font-size-complex="12pt"/>
    </style:style>
    <style:style style:name="T31" style:family="text">
      <style:text-properties fo:font-variant="normal" fo:text-transform="none" fo:color="#252525" style:font-name="Times New Roman" fo:font-size="12pt" fo:letter-spacing="normal" fo:language="en" fo:country="US" fo:font-style="italic" fo:font-weight="normal" style:font-size-asian="12pt" style:font-size-complex="12pt"/>
    </style:style>
    <style:style style:name="T32" style:family="text">
      <style:text-properties fo:font-variant="normal" fo:text-transform="none" fo:color="#252525" style:font-name="Times New Roman" fo:font-size="12pt" fo:letter-spacing="normal" fo:font-style="normal" fo:font-weight="normal" style:font-size-asian="12pt" style:font-size-complex="12pt"/>
    </style:style>
    <style:style style:name="T33" style:family="text">
      <style:text-properties fo:font-variant="normal" fo:text-transform="none" fo:color="#252525" style:font-name="Times New Roman" fo:font-size="12pt" fo:letter-spacing="normal" fo:font-style="normal" fo:font-weight="bold" style:font-size-asian="12pt" style:font-size-complex="12pt"/>
    </style:style>
    <style:style style:name="T34" style:family="text">
      <style:text-properties fo:font-variant="normal" fo:text-transform="none" fo:color="#252525" style:font-name="Times New Roman" fo:font-size="12pt" fo:letter-spacing="normal" fo:font-style="normal" style:font-size-asian="12pt" style:font-size-complex="12pt"/>
    </style:style>
    <style:style style:name="T35" style:family="text">
      <style:text-properties fo:font-variant="normal" fo:text-transform="none" fo:color="#252525" style:font-name="Times New Roman" fo:font-size="12pt" fo:letter-spacing="normal" fo:font-style="italic" fo:font-weight="normal" style:font-size-asian="12pt" style:font-size-complex="12pt"/>
    </style:style>
    <style:style style:name="T36" style:family="text">
      <style:text-properties fo:font-variant="normal" fo:text-transform="none" fo:color="#252525" style:font-name="Times New Roman" fo:font-size="12pt" fo:letter-spacing="normal" fo:language="ru" fo:country="RU" fo:font-style="normal" fo:font-weight="normal" style:font-size-asian="12pt" style:font-size-complex="12pt"/>
    </style:style>
    <style:style style:name="T37" style:family="text">
      <style:text-properties fo:font-variant="normal" fo:text-transform="none" fo:color="#0b0080" style:text-line-through-style="none" style:font-name="Times New Roman" fo:font-size="12pt" fo:letter-spacing="normal" fo:font-style="normal" style:text-underline-style="none" fo:font-weight="normal" style:text-blinking="false" style:font-size-asian="12pt" style:font-size-complex="12pt"/>
    </style:style>
    <style:style style:name="T38" style:family="text">
      <style:text-properties fo:font-variant="normal" fo:text-transform="none" fo:color="#0b0080" style:text-line-through-style="none" fo:letter-spacing="normal" fo:font-style="normal" style:text-underline-style="none" fo:font-weight="normal" style:text-blinking="false"/>
    </style:style>
    <style:style style:name="T39" style:family="text">
      <style:text-properties fo:font-variant="normal" fo:text-transform="none" fo:color="#0b0080" style:text-line-through-style="none" style:font-name="sans-serif" fo:font-size="10.5pt" fo:letter-spacing="normal" fo:font-style="normal" style:text-underline-style="none" fo:font-weight="normal" style:text-blinking="false"/>
    </style:style>
    <style:style style:name="T40" style:family="text">
      <style:text-properties fo:font-variant="normal" fo:text-transform="none" fo:color="#0b0080" style:text-line-through-style="none" fo:font-size="10.5pt" fo:letter-spacing="normal" fo:font-style="normal" style:text-underline-style="none" fo:font-weight="normal" style:text-blinking="false"/>
    </style:style>
    <style:style style:name="T41" style:family="text">
      <style:text-properties fo:font-variant="normal" fo:text-transform="none" fo:color="#0b0080" style:text-line-through-style="none" style:font-name="Times New Roman" fo:font-size="10.5pt" fo:letter-spacing="normal" fo:font-style="normal" style:text-underline-style="none" fo:font-weight="normal" style:text-blinking="false"/>
    </style:style>
    <style:style style:name="T42" style:family="text">
      <style:text-properties fo:font-variant="normal" fo:text-transform="none" fo:color="#0b0080" style:text-line-through-style="none" style:font-name="Times New Roman" fo:letter-spacing="normal" fo:font-style="normal" style:text-underline-style="none" fo:font-weight="normal" style:text-blinking="false"/>
    </style:style>
    <style:style style:name="T43" style:family="text">
      <style:text-properties fo:font-variant="normal" fo:text-transform="none" fo:color="#0b0080" style:text-line-through-style="none" style:font-name="Times New Roman" fo:font-size="12pt" fo:letter-spacing="normal" fo:language="en" fo:country="US" fo:font-style="normal" style:text-underline-style="none" fo:font-weight="normal" style:text-blinking="false" style:font-size-asian="12pt" style:font-size-complex="12pt"/>
    </style:style>
    <style:style style:name="T44" style:family="text">
      <style:text-properties fo:font-variant="normal" fo:text-transform="none" fo:color="#0b0080" style:text-line-through-style="none" style:font-name="Times New Roman" fo:font-size="12pt" fo:letter-spacing="normal" fo:font-style="normal" style:text-underline-style="none" fo:font-weight="normal" style:text-blinking="false" style:font-size-asian="12pt" style:font-size-complex="12pt"/>
    </style:style>
    <style:style style:name="T45" style:family="text">
      <style:text-properties fo:font-variant="normal" fo:text-transform="none" fo:color="#a55858" style:text-line-through-style="none" style:font-name="Times New Roman" fo:font-size="12pt" fo:letter-spacing="normal" fo:font-style="normal" style:text-underline-style="none" fo:font-weight="normal" style:text-blinking="false" style:font-size-asian="12pt" style:font-size-complex="12pt"/>
    </style:style>
    <style:style style:name="T46" style:family="text">
      <style:text-properties fo:font-variant="normal" fo:text-transform="none" fo:color="#a55858" style:text-line-through-style="none" style:font-name="sans-serif" fo:font-size="10.5pt" fo:letter-spacing="normal" fo:font-style="normal" style:text-underline-style="none" fo:font-weight="normal" style:text-blinking="false"/>
    </style:style>
    <style:style style:name="T47" style:family="text">
      <style:text-properties fo:font-variant="normal" fo:text-transform="none" fo:color="#a55858" style:text-line-through-style="none" fo:font-size="10.5pt" fo:letter-spacing="normal" fo:font-style="normal" style:text-underline-style="none" fo:font-weight="normal" style:text-blinking="false"/>
    </style:style>
    <style:style style:name="T48" style:family="text">
      <style:text-properties fo:font-variant="normal" fo:text-transform="none" fo:color="#a55858" style:text-line-through-style="none" style:font-name="Times New Roman" fo:font-size="10.5pt" fo:letter-spacing="normal" fo:font-style="normal" style:text-underline-style="none" fo:font-weight="normal" style:text-blinking="false"/>
    </style:style>
    <style:style style:name="T49" style:family="text">
      <style:text-properties fo:font-variant="normal" fo:text-transform="none" fo:color="#a55858" style:text-line-through-style="none" style:font-name="Times New Roman" fo:letter-spacing="normal" fo:font-style="normal" style:text-underline-style="none" fo:font-weight="normal" style:text-blinking="false"/>
    </style:style>
    <style:style style:name="T50" style:family="text">
      <style:text-properties fo:font-variant="normal" fo:text-transform="none" fo:color="#a55858" style:text-line-through-style="none" style:font-name="Times New Roman" fo:font-size="12pt" fo:letter-spacing="normal" fo:language="en" fo:country="US" fo:font-style="normal" style:text-underline-style="none" fo:font-weight="normal" style:text-blinking="false" style:font-size-asian="12pt" style:font-size-complex="12pt"/>
    </style:style>
    <style:style style:name="T51" style:family="text">
      <style:text-properties fo:font-variant="normal" fo:text-transform="none" fo:color="#a55858" style:text-line-through-style="none" style:font-name="Times New Roman" fo:font-size="12pt" fo:letter-spacing="normal" fo:font-style="normal" style:text-underline-style="none" fo:font-weight="normal" style:text-blinking="false" style:font-size-asian="12pt" style:font-size-complex="12pt"/>
    </style:style>
    <style:style style:name="T52" style:family="text">
      <style:text-properties fo:font-variant="normal" fo:text-transform="none" fo:color="#000000" style:font-name="Verdana" fo:font-size="10.5pt" fo:letter-spacing="normal" fo:font-style="normal" fo:font-weight="normal"/>
    </style:style>
    <style:style style:name="T53" style:family="text">
      <style:text-properties fo:font-variant="normal" fo:text-transform="none" fo:color="#000000" style:font-name="Verdana" fo:font-size="10.5pt" fo:letter-spacing="normal" fo:font-style="italic" fo:font-weight="normal"/>
    </style:style>
    <style:style style:name="T54" style:family="text">
      <style:text-properties fo:font-variant="normal" fo:text-transform="none" fo:color="#000000" style:font-name="Verdana" fo:font-size="15.75pt" fo:letter-spacing="normal" fo:font-style="normal" fo:font-weight="normal" style:font-size-asian="12pt" style:font-size-complex="12pt"/>
    </style:style>
    <style:style style:name="T55" style:family="text">
      <style:text-properties fo:font-variant="normal" fo:text-transform="none" fo:color="#000000" fo:letter-spacing="normal"/>
    </style:style>
    <style:style style:name="T56" style:family="text">
      <style:text-properties fo:font-variant="normal" fo:text-transform="none" fo:color="#000000" fo:letter-spacing="normal" fo:font-style="normal" fo:font-weight="normal"/>
    </style:style>
    <style:style style:name="T57" style:family="text">
      <style:text-properties fo:font-variant="normal" fo:text-transform="none" fo:color="#000000" fo:font-size="10.5pt" fo:letter-spacing="normal" fo:font-style="normal" fo:font-weight="normal"/>
    </style:style>
    <style:style style:name="T58" style:family="text">
      <style:text-properties fo:font-variant="normal" fo:text-transform="none" fo:color="#000000" fo:font-size="10.5pt" fo:letter-spacing="normal" fo:font-style="italic" fo:font-weight="normal"/>
    </style:style>
    <style:style style:name="T59" style:family="text">
      <style:text-properties fo:font-variant="normal" fo:text-transform="none" fo:color="#000000" style:font-name="Times New Roman" fo:font-size="12pt" fo:letter-spacing="normal" fo:language="ru" fo:country="RU" fo:font-style="normal" fo:font-weight="bold" style:font-size-asian="12pt" style:font-weight-asian="bold" style:font-size-complex="12pt" style:font-weight-complex="bold"/>
    </style:style>
    <style:style style:name="T60" style:family="text">
      <style:text-properties fo:font-variant="normal" fo:text-transform="none" fo:color="#000000" style:font-name="Times New Roman" fo:font-size="12pt" fo:letter-spacing="normal" fo:font-style="normal" fo:font-weight="normal" style:font-size-asian="12pt" style:font-size-complex="12pt"/>
    </style:style>
    <style:style style:name="T61" style:family="text">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T62" style:family="text">
      <style:text-properties fo:font-variant="normal" fo:text-transform="none" fo:color="#000000" style:font-name="Times New Roman" fo:font-size="12pt" fo:letter-spacing="normal" fo:font-style="italic" fo:font-weight="normal" style:font-size-asian="12pt" style:font-size-complex="12pt"/>
    </style:style>
    <style:style style:name="T63" style:family="text">
      <style:text-properties fo:font-variant="normal" fo:text-transform="none" fo:color="#000000" style:font-name="Times New Roman" fo:font-size="12pt" fo:letter-spacing="normal" style:font-size-asian="12pt" style:font-size-complex="12pt"/>
    </style:style>
    <style:style style:name="T64" style:family="text">
      <style:text-properties fo:font-variant="normal" fo:text-transform="none" fo:color="#000000" style:font-name="Times New Roman" fo:font-size="15.75pt" fo:letter-spacing="normal" fo:font-style="normal" fo:font-weight="normal" style:font-size-asian="12pt" style:font-size-complex="12pt"/>
    </style:style>
    <style:style style:name="T65" style:family="text">
      <style:text-properties fo:font-variant="normal" fo:text-transform="none" fo:color="#000000" style:font-name="Times New Roman" fo:font-size="10.5pt" fo:letter-spacing="normal" fo:font-style="normal" fo:font-weight="normal"/>
    </style:style>
    <style:style style:name="T66" style:family="text">
      <style:text-properties fo:font-variant="normal" fo:text-transform="none" fo:color="#000000" style:font-name="Times New Roman" fo:font-size="10.5pt" fo:letter-spacing="normal" fo:font-style="italic" fo:font-weight="normal"/>
    </style:style>
    <style:style style:name="T67" style:family="text">
      <style:text-properties fo:font-variant="normal" fo:text-transform="none" fo:color="#000000" style:font-name="Times New Roman" fo:letter-spacing="normal"/>
    </style:style>
    <style:style style:name="T68" style:family="text">
      <style:text-properties fo:font-variant="normal" fo:text-transform="none" fo:color="#000000" style:font-name="Times New Roman" fo:letter-spacing="normal" fo:font-style="normal" fo:font-weight="normal"/>
    </style:style>
    <style:style style:name="T69" style:family="text">
      <style:text-properties fo:font-variant="normal" fo:text-transform="none" fo:color="#000000" style:font-name="Times New Roman" fo:letter-spacing="normal" fo:font-style="italic" fo:font-weight="normal"/>
    </style:style>
    <style:style style:name="T70" style:family="text">
      <style:text-properties fo:font-variant="normal" fo:text-transform="none" fo:color="#000000" style:font-name="Times New Roman" fo:font-size="12pt" fo:letter-spacing="normal" fo:font-style="normal" fo:font-weight="normal" style:font-size-asian="12pt" style:font-size-complex="12pt"/>
    </style:style>
    <style:style style:name="T71" style:family="text">
      <style:text-properties fo:font-variant="normal" fo:text-transform="none" fo:color="#000000" fo:font-size="15.75pt" fo:letter-spacing="normal" fo:font-style="normal" fo:font-weight="normal" style:font-size-asian="12pt" style:font-size-complex="12pt"/>
    </style:style>
    <style:style style:name="T72" style:family="text">
      <style:text-properties fo:font-variant="normal" fo:text-transform="none" fo:color="#990099" style:text-line-through-style="none" style:font-name="Verdana" fo:font-size="10.5pt" fo:letter-spacing="normal" fo:font-style="normal" style:text-underline-style="none" fo:font-weight="normal" style:text-blinking="false"/>
    </style:style>
    <style:style style:name="T73" style:family="text">
      <style:text-properties fo:font-variant="normal" fo:text-transform="none" fo:color="#990099" style:text-line-through-style="none" fo:font-size="10.5pt" fo:letter-spacing="normal" fo:font-style="normal" style:text-underline-style="none" fo:font-weight="normal" style:text-blinking="false"/>
    </style:style>
    <style:style style:name="T74" style:family="text">
      <style:text-properties fo:font-variant="normal" fo:text-transform="none" fo:color="#990099" style:text-line-through-style="none" style:font-name="Times New Roman" fo:font-size="10.5pt" fo:letter-spacing="normal" fo:font-style="normal" style:text-underline-style="none" fo:font-weight="normal" style:text-blinking="false"/>
    </style:style>
    <style:style style:name="T75" style:family="text">
      <style:text-properties fo:font-variant="normal" fo:text-transform="none" fo:color="#990099" style:text-line-through-style="none" style:font-name="Times New Roman" fo:letter-spacing="normal" fo:font-style="normal" style:text-underline-style="none" fo:font-weight="normal" style:text-blinking="false"/>
    </style:style>
    <style:style style:name="T76" style:family="text">
      <style:text-properties fo:font-variant="normal" fo:text-transform="none" fo:color="#990099" style:text-line-through-style="none" style:font-name="Times New Roman" fo:font-size="12pt" fo:letter-spacing="normal" fo:font-style="normal" style:text-underline-style="none" fo:font-weight="normal" style:text-blinking="false" style:font-size-asian="12pt" style:font-size-complex="12pt"/>
    </style:style>
    <style:style style:name="T77" style:family="text">
      <style:text-properties fo:font-style="italic"/>
    </style:style>
    <style:style style:name="T78" style:family="text">
      <style:text-properties fo:language="en" fo:country="US"/>
    </style:style>
    <style:style style:name="T79" style:family="text">
      <style:text-properties fo:font-weight="bold"/>
    </style:style>
    <style:style style:name="T80" style:family="text">
      <style:text-properties style:font-name="Times New Roman"/>
    </style:style>
    <style:style style:name="T81" style:family="text">
      <style:text-properties style:font-name="Times New Roman" fo:font-size="12pt" style:font-size-asian="12pt" style:font-size-complex="12pt"/>
    </style:style>
    <style:style style:name="T82" style:family="text">
      <style:text-properties style:font-name="Times New Roman" fo:font-size="12pt" fo:language="en" fo:country="US" style:font-size-asian="12pt" style:font-size-complex="12pt"/>
    </style:style>
    <style:style style:name="T83" style:family="text">
      <style:text-properties fo:language="ru" fo:country="RU" fo:font-weight="normal" style:font-weight-asian="normal" style:font-weight-complex="normal"/>
    </style:style>
    <style:style style:name="T84" style:family="text">
      <style:text-properties fo:color="#252525" style:text-line-through-style="none" style:font-name="Times New Roman" style:text-underline-style="none" style:text-blinking="false"/>
    </style:style>
    <style:style style:name="T85" style:family="text">
      <style:text-properties style:font-name="Times New Roman" fo:font-size="12pt" style:font-size-asian="12pt" style:font-size-complex="12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794cm" fo:margin-right="0cm" fo:margin-top="0.132cm" fo:margin-bottom="0.132cm" style:wrap="left" style:number-wrapped-paragraphs="no-limit" style:wrap-contour="false" style:vertical-pos="below" style:vertical-rel="char" style:horizontal-pos="right"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Кеши.</text:p>
      <text:p text:style-name="P16"/>
      <text:p text:style-name="P27"><text:span text:style-name="T11">Кэш</text:span><text:span text:style-name="T9">— промежуточный </text:span><text:span text:style-name="T37">буфер</text:span><text:span text:style-name="T2"> </text:span><text:span text:style-name="T9">с быстрым доступом, содержащий информацию, которая может быть запрошена с наибольшей вероятностью. Доступ к данным в кэше осуществляется быстрее, чем выборка исходных данных из более медленной памяти или удаленного источника, однако её объём существенно ограничен по сравнению с хранилищем исходных данных.</text:span><text:span text:style-name="T81"> </text:span></text:p>
      <text:p text:style-name="P27"><text:span text:style-name="T60"/></text:p>
      <text:p text:style-name="P27"><text:span text:style-name="T61">Структура кэша</text:span><draw:frame draw:style-name="fr3" draw:name="Графический объект8" text:anchor-type="char" svg:width="10.398cm" svg:height="7.223cm" draw:z-index="7"><draw:image xlink:href="http://habrastorage.org/getpro/habr/post_images/2f8/e85/f42/2f8e85f42c64689016bf981ebdb048ff.png" xlink:type="simple" xlink:show="embed" xlink:actuate="onLoad"/></draw:frame><text:span text:style-name="T81"><text:line-break/><text:line-break/></text:span><text:span text:style-name="T60">Современные CPU намного быстрее подсистемы памяти. Процессор образца 2006 года мог выполнять 10 инструкций в наносекунду, но требовалось много десятков наносекунд для извлечения данных из основной памяти. Эта диспропорция в скорости (более чем на два порядка!) привела к многомегабайтным кэшам у современных процессоров. Кэши принадлежат процессорам и, как правило, время доступа к ним — несколько тактов.</text:span><text:span text:style-name="T81"><text:line-break/></text:span><text:span text:style-name="T60">CPU обменивается данными с кэшем блоками, называемыми </text:span><text:span text:style-name="T62">кэш-линиями</text:span><text:span text:style-name="T60">(cache line), размер которых обычно является степенью двойки – от 16 до 256 байт (зависит от CPU). Когда к ячейке памяти впервые обращается процессор, ячейка отсутствует в кэше, — эта ситуация называется </text:span><text:span text:style-name="T62">промахом </text:span><text:span text:style-name="T60">(cache miss или, более точно, “startup” или “warmup” cache miss). Промах означает, что CPU должен ждать (stalled) сотни тактов, пока данные не будут извлечены из памяти. Наконец данные будут загружены в кэш, и последующие обращения по данному адресу найдут данные в кэше, так что CPU будет работать на полной скорости.</text:span><text:span text:style-name="T81"><text:line-break/></text:span><text:span text:style-name="T60">Спустя некоторое время кэш заполнится, и промахи будут приводить к вытеснению данных из кэша, чтобы дать место новым запрашиваемым данным. Такие промахи называются </text:span><text:span text:style-name="T62">промахами по переполнению </text:span><text:span text:style-name="T60">(capacity miss). Более того, вытеснение может произойти даже тогда, когда кэш не полон, так как он организован в железе в виде хеш-таблицы с фиксированным размером </text:span><text:a xlink:type="simple" xlink:href="http://ru.wikipedia.org/wiki/Хеш-таблица"><text:span text:style-name="T76">bucket’а</text:span></text:a><text:span text:style-name="T60">(или </text:span><text:span text:style-name="T62">набора</text:span><text:span text:style-name="T60">, как его зовут разработчики CPU).</text:span><draw:frame draw:style-name="fr3" draw:name="Графический объект9" text:anchor-type="char" svg:width="9.472cm" svg:height="8.387cm" draw:z-index="8"><draw:image xlink:href="http://habrastorage.org/getpro/habr/post_images/003/246/49a/00324649ad5fd3fdf68f199181ff94d8.png" xlink:type="simple" xlink:show="embed" xlink:actuate="onLoad"/></draw:frame><text:span text:style-name="T81"><text:line-break/><text:line-break/></text:span><text:span text:style-name="T60">На рисунке справа представлен 2-ассоциативный (2-way) кэш с cache line размером 256 байт. Линия может быть пустой, что соответствует пустой ячейке таблицы. Числа слева – это адреса, данные которых может содержать ячейка. Так как линии выравнены по 256 байтам, младшие 8 бит адреса равны нулю, и хеш-функция выбирает следующие 4 бита в качестве индекса в хеш-таблице. Предположим, код программы расположен по адресам </text:span><text:soft-page-break/><text:span text:style-name="T60">0x43210E00 – 0x43210EFF, а сама программа последовательно обращается к данным по адресам 0x12345000 – 0x12345EFF. Пусть теперь она обращается к адресу 0x12345F00. Этот адрес хешируется на линию 0xF и обе ячейки (ways) этой линии пусты, так что 256 байт данных можно поместить в одну из них. Если программа обращается по адресу 0x1233000, хеш которой равен 0x0, то соответствующие 256-байтные данные могут быть помещены в ячейку 1 (way 1) линии 0x0. Если же программа обращается по адресу 0x1233E00 (хеш = 0xE), то одна из линий (ways) должна быть вытолкнута из кэша, чтобы освободить место под новые 256 байт данных. Если позже потребуется доступ к этим вытолкнутым данным, — получаем ситуацию промаха. Такой промах называется associativity miss.</text:span><text:span text:style-name="T81"><text:line-break/></text:span><text:span text:style-name="T60">Все это относится к чтению данных, а что будет при записи? Все CPU должны быть согласованы по данным, так что перед тем как записать, нужно удалить (invalidate) данные из кэшей других CPU. Только после того, как инвалидация завершится, процессор может безопасно записать данные. Если данные находятся в кэше CPU, но являются read-only, это называется </text:span><text:span text:style-name="T62">промахом записи </text:span><text:span text:style-name="T60">(write miss). Только после того, как CPU инвалидирует такие данные в кэшах других процессоров, CPU может повторно записать (и прочитать) эти данные. Далее, если какой-то CPU попытается обратиться к данным в то время, как другой CPU их инвалидировал для записи, — он получит промах, зовущийся </text:span><text:span text:style-name="T62">communication miss</text:span><text:span text:style-name="T60">, так как такая ситуация возникает, когда данные используются для взаимодействия (communication), как, например, мьютекс или spin-lock </text:span><text:span text:style-name="T62">[имеется в виду сам мьютекс, а не данные, которые он защищает; мьютекс – это какой-то флаг]</text:span><text:span text:style-name="T60">.</text:span><text:span text:style-name="T81"><text:line-break/></text:span><text:span text:style-name="T60">Как видно, большие усилия должны быть приложены для того, чтобы управлять </text:span><text:span text:style-name="T62">когерентностью </text:span><text:span text:style-name="T60">данных для всех CPU. Со всеми этими чтением/инвалидацией/записью легко вообразить, что данные будут потеряны или (что ещё хуже) у разных CPU будут разные данные в их кэшах. Эти проблемы решает </text:span><text:span text:style-name="T62">протокол когерентности данных </text:span><text:span text:style-name="T60">(cache-coherency protocol)</text:span><text:span text:style-name="T81"> </text:span></text:p>
      <text:h text:style-name="P17" text:outline-level="4"><text:bookmark text:name=".D0.A3.D1.80.D0.BE.D0.B2.D0.BD.D0.B8_.D0.BA.D1.8D.D1.88.D0.B0"/>Уровни кэша</text:h>
      <text:p text:style-name="P9"><text:span text:style-name="T8">Кэш центрального процессора разделён на несколько уровней. Максимальное количество кэшей — четыре. В универсальном </text:span><text:span text:style-name="T38">процессоре </text:span><text:span text:style-name="T8">в настоящее время число уровней может достигать трёх. Кэш-память уровня N+1, как правило, больше по размеру и медленнее по скорости доступа и передаче данных, чем кэш-память уровня N.</text:span></text:p>
      <text:list xml:id="list5386072495486802921" text:style-name="L1">
        <text:list-item>
          <text:p text:style-name="P32"><text:span text:style-name="T9">Самым быстрым является кэш первого уровня — L1 cache (level 1 cache). По сути, она является неотъемлемой частью процессора, поскольку расположена на одном с ним кристалле и входит в состав функциональных блоков. В современных процессорах обычно L1 разделен на два кэша — кэш команд (инструкций) и кэш данных (</text:span><text:span text:style-name="T37">Гарвардская архитектура</text:span><text:span text:style-name="T9">). Большинство процессоров без L1 не могут функционировать. L1 работает на частоте процессора, и, в общем случае, обращение к нему может производиться каждый </text:span><text:span text:style-name="T37">такт</text:span><text:span text:style-name="T9">. Зачастую является возможным выполнять несколько операций чтения/записи одновременно.</text:span></text:p>
          <text:p text:style-name="P34"/>
        </text:list-item>
      </text:list>
      <text:list xml:id="list3461169552149427061" text:style-name="L2">
        <text:list-item>
          <text:p text:style-name="P35">Вторым по быстродействию является кэш второго уровня— L2 cache, который обычно, как и L1, расположен на одном кристалле с процессором. В ранних версиях процессоров L2 реализован в виде отдельного набора микросхем памяти на материнской плате. Объём L2 от 128 кбайт до 1−12 Мбайт. В современных многоядерных процессорах кэш второго уровня, находясь на том же кристалле, является памятью раздельного пользования— при общем объёме кэша в n Мбайт на каждое ядро приходится по n/c Мбайта, где c— количество ядер процессора.</text:p>
          <text:p text:style-name="P35"/>
        </text:list-item>
      </text:list>
      <text:list xml:id="list7257094508254104832" text:style-name="L3">
        <text:list-item>
          <text:p text:style-name="P36">Кэш третьего уровня наименее быстродействующий, но он может быть очень большим— более 24 Мбайт. L3 медленнее предыдущих кэшей, но всё равно значительно быстрее, чем оперативная память. В многопроцессорных системах находится в общем пользовании и предназначен для синхронизации данных различных L2.</text:p>
          <text:p text:style-name="P36"><text:soft-page-break/></text:p>
        </text:list-item>
      </text:list>
      <text:list xml:id="list2155942749657402506" text:style-name="L4">
        <text:list-item>
          <text:p text:style-name="P33"><text:span text:style-name="T9">Существует четвёртый уровень кэша, применение которого оправдано только для многопроцессорных высокопроизводительных </text:span><text:span text:style-name="T37">серверов </text:span><text:span text:style-name="T9">и </text:span><text:span text:style-name="T37">мейнфреймов</text:span><text:span text:style-name="T9">. Обычно он реализован отдельной микросхемой.</text:span></text:p>
        </text:list-item>
      </text:list>
      <text:p text:style-name="P13"/>
      <text:p text:style-name="P12"><text:span text:style-name="T11">Когерентность кэша</text:span><text:span text:style-name="T9"> — свойство </text:span><text:a xlink:type="simple" xlink:href="https://ru.wikipedia.org/wiki/Кэш"><text:span text:style-name="T37">кэшей</text:span></text:a><text:span text:style-name="T9">, означающее целостность данных, хранящихся в локальных кэшах для разделяемого ресурса. Когерентность кэшей — частный случай</text:span><text:a xlink:type="simple" xlink:href="https://ru.wikipedia.org/wiki/Когерентность_памяти"><text:span text:style-name="T37">когерентности памяти</text:span></text:a><text:span text:style-name="T2">.</text:span></text:p>
      <text:p text:style-name="P14"/>
      <text:p text:style-name="P12"><text:span text:style-name="T3">Когерентность памяти </text:span><text:span text:style-name="T2">— свойство </text:span><text:span text:style-name="T45">компьютерных систем</text:span><text:span text:style-name="T2">, в которых два или более </text:span><text:span text:style-name="T37">процессора </text:span><text:span text:style-name="T2">или </text:span><text:span text:style-name="T37">ядра </text:span><text:span text:style-name="T2">имеют доступ к </text:span><text:span text:style-name="T37">общей области</text:span><text:span text:style-name="T2"> </text:span><text:span text:style-name="T37">памяти</text:span><text:span text:style-name="T2">.</text:span></text:p>
      <text:p text:style-name="P1"><text:span text:style-name="T9">В</text:span><text:span text:style-name="T45">однопроцессорных </text:span><text:span text:style-name="T9">системах (более строго — в одноядерных) лишь один процессорный узел выполняет всю работу, следовательно, только он один может выполнять чтение и запись определённой области памяти. В результате, когда содержимое ячейки меняется, все последующие операции чтения по данному адресу получат обновлённое значение даже при наличии </text:span><text:span text:style-name="T37">кэширования</text:span><text:span text:style-name="T9">.</text:span></text:p>
      <text:p text:style-name="P1"><text:span text:style-name="T9">С другой стороны, в </text:span><text:span text:style-name="T37">многопроцессорных </text:span><text:span text:style-name="T9">(</text:span><text:span text:style-name="T37">многоядерных</text:span><text:span text:style-name="T9">) системах несколько процессорных узлов работают одновременно, поэтому возможна ситуация параллельного доступа к одной ячейке памяти. При условии, что ни один из них не меняет значение данной ячейки, они могут сводобно пользоваться ей совместно, кэшируя по своему усмотрению. Но как только один из них обновляет значение ячейки, данные в локальных кэшах других узлов могут оказаться устаревшими. Следовательно, необходим механизм уведомления всех узлов об изменении значения в общей памяти; такой механизм называется </text:span><text:span text:style-name="T45">протоколом когерентности</text:span><text:span text:style-name="T9">. Если подобный протокол применён, то говорят, что система имеет «</text:span><text:span text:style-name="T11">когерентную память</text:span><text:span text:style-name="T9">».</text:span></text:p>
      <text:p text:style-name="P1"><text:span text:style-name="T9">Точная природа и смысл механизма когерентности определяется </text:span><text:span text:style-name="T37">моделью консистентности</text:span><text:span text:style-name="T9">, реализованной в протоколе. Чтобы писать правильные </text:span><text:span text:style-name="T45">параллельные программы</text:span><text:span text:style-name="T9">, программисты должны быть в курсе того, какая именно модель консистентности применена в их системах.</text:span></text:p>
      <text:p text:style-name="P3"/>
      <text:p text:style-name="P2">Когерентность определяет поведение чтений и записей в одно и то же место памяти. Кэш называется когерентным, если выполняются следующие условия:</text:p>
      <text:list xml:id="list7652305804574225140" text:style-name="L5">
        <text:list-item>
          <text:p text:style-name="P41"><text:span text:style-name="T9">Если процессор Р записывает значение в переменную Х, то при следующем считывании Х он должен получить ранее записанное значение, если между записью и чтением Х другой процессор не производил запись в Х. Это условие связано с сохранением </text:span><text:span text:style-name="T37">порядка выполнения программы</text:span><text:span text:style-name="T9">, это должно выполняться и для однопоточной архитектуры.</text:span></text:p>
          <text:p text:style-name="P37"/>
        </text:list-item>
        <text:list-item>
          <text:p text:style-name="P48">Операция чтения Х процессором <draw:frame draw:style-name="fr1" draw:name="Графический объект1" text:anchor-type="as-char" svg:width="0.503cm" svg:height="0.476cm" draw:z-index="0"><draw:image xlink:href="https://upload.wikimedia.org/math/0/1/9/019b577dc46e4eaa56b825ab90fce65f.png" xlink:type="simple" xlink:show="embed" xlink:actuate="onLoad"/><svg:title>P_{1}</svg:title></draw:frame>, следующая после того, как другой процессор <draw:frame draw:style-name="fr1" draw:name="Графический объект2" text:anchor-type="as-char" svg:width="0.529cm" svg:height="0.45cm" draw:z-index="1"><draw:image xlink:href="https://upload.wikimedia.org/math/5/f/5/5f57ab9ed57ef716654939ff1c5ff233.png" xlink:type="simple" xlink:show="embed" xlink:actuate="onLoad"/><svg:title>P_{2}</svg:title></draw:frame>существил запись в Х, должна вернуть записанное значение, если другие процессоры не изменяли Х между двумя операциями. Это условие определяет понятие когерентной видимости памяти.</text:p>
          <text:p text:style-name="P48"/>
        </text:list-item>
        <text:list-item>
          <text:p text:style-name="P48">Записи в одну и ту же ячейку памяти должны быть последовательными. Другими словами, если два процессора записывают в переменную Х два значения: А, затем В — не должно случиться так, чтобы при считывании процессор сначала получал значение В, а затем А.</text:p>
          <text:p text:style-name="P48"/>
        </text:list-item>
      </text:list>
      <text:p text:style-name="P1"><text:span text:style-name="T9">В этих условиях предполагается, что операции чтения и записи происходят мгновенно. </text:span><text:soft-page-break/><text:span text:style-name="T9">Однако этого не происходит на практике из-за </text:span><text:span text:style-name="T37">задержек памяти </text:span><text:span text:style-name="T9">и других особенностей архитектуры. Изменения, сделанные процессором </text:span><text:span text:style-name="T9"><draw:frame draw:style-name="fr1" draw:name="Графический объект3" text:anchor-type="as-char" svg:width="0.503cm" svg:height="0.476cm" draw:z-index="2"><draw:image xlink:href="https://upload.wikimedia.org/math/0/1/9/019b577dc46e4eaa56b825ab90fce65f.png" xlink:type="simple" xlink:show="embed" xlink:actuate="onLoad"/><svg:title>P_{1}</svg:title></draw:frame></text:span><text:span text:style-name="T9">, могут быть не видны процессору </text:span><text:span text:style-name="T9"><draw:frame draw:style-name="fr1" draw:name="Графический объект4" text:anchor-type="as-char" svg:width="0.529cm" svg:height="0.45cm" draw:z-index="3"><draw:image xlink:href="https://upload.wikimedia.org/math/5/f/5/5f57ab9ed57ef716654939ff1c5ff233.png" xlink:type="simple" xlink:show="embed" xlink:actuate="onLoad"/><svg:title>P_{2}</svg:title></draw:frame></text:span><text:span text:style-name="T9">, если чтение произошло через очень маленький промежуток времени после записи. Модель консистентности памяти определяет, когда записанное значение будет видно при чтении из другого потока.</text:span></text:p>
      <text:h text:style-name="P18" text:outline-level="2"><text:bookmark text:name=".D0.9C.D0.B5.D1.85.D0.B0.D0.BD.D0.B8.D0.B7.D0.BC.D1.8B_.D0.BA.D0.BE.D0.B3.D0.B5.D1.80.D0.B5.D0.BD.D1.82.D0.BD.D0.BE.D1.81.D1.82.D0.B8_.D0.BA.D1.8D.D1.88.D0.B5.D0.B9"/>Механизмы когерентности кэшей</text:h>
      <text:list xml:id="list8437366295257142216" text:style-name="L6">
        <text:list-item>
          <text:p text:style-name="P38">Когерентность с использованием справочника (<text:span text:style-name="T77">directory</text:span>). Информация о состоянии блока физической памяти содержится только в одном месте, называемом справочником (физически справочник может быть распределен по узлам системы).</text:p>
          <text:p text:style-name="P38"/>
        </text:list-item>
        <text:list-item>
          <text:p text:style-name="P50"><text:span text:style-name="T9">Когерентность с использованием отслеживания (</text:span><text:span text:style-name="T45">snooping</text:span><text:span text:style-name="T9">). Каждый кэш, который содержит копию данных некоторого блока физической памяти, имеет также соответствующую копию служебной информации о его состоянии. Централизованная система записей отсутствует. Обычно кэши расположены на общей (разделяемой) шине и контроллеры всех кэшей </text:span><text:span text:style-name="T9">наблюдают за шиной (просматривают ее) для определения того, не содержат ли они копию соответствующего блока.</text:span></text:p>
          <text:p text:style-name="P49"/>
        </text:list-item>
        <text:list-item>
          <text:p text:style-name="P49">Перехват (snarfing). Когда из какого-либо одного кэша данные переписываются в оперативную память, контроллеры остальных получают сигнал об этом изменении ("перехватывают" информацию об изменении данных) и, если необходимо, изменяют соответствующие данные в своих кэшах.</text:p>
          <text:p text:style-name="P49"/>
        </text:list-item>
      </text:list>
      <text:p text:style-name="P3">Системы распределенной разделяемой памяти используют похожие механизмы для поддержания корректности между блоками памяти в слабосвязанных системах.</text:p>
      <text:p text:style-name="P8"/>
      <text:p text:style-name="P1"><text:span text:style-name="T11">Протоколы поддержки когерентности </text:span><text:span text:style-name="T9">отвечают за поддержание корректности данных между всеми кэшами в системе. Протокол поддерживает когерентность памяти согласно выбранной модели. </text:span></text:p>
      <text:p text:style-name="P4"/>
      <text:p text:style-name="P11"><text:span text:style-name="T12">Протокол </text:span><text:span text:style-name="T15">MSI.</text:span></text:p>
      <text:p text:style-name="P10"><text:span text:style-name="T9">В протоколе </text:span><text:span text:style-name="T13">MSI </text:span><text:span text:style-name="T9">каждый блок памяти может иметь одно из трех состояний:</text:span></text:p>
      <text:p text:style-name="P10"><text:span text:style-name="T9"><text:tab/></text:span><text:span text:style-name="T16">MODIFIED – <text:s/></text:span><text:span text:style-name="T10">данные в блоке изменены и не согласуются с данными в основной памяти. Блок в этом состоянии должен будет <text:s/>перезаписать данные в основную память.</text:span></text:p>
      <text:p text:style-name="P10"><text:span text:style-name="T10"><text:tab/></text:span><text:span text:style-name="T16">SHARED</text:span><text:span text:style-name="T14"> – </text:span><text:span text:style-name="T10">данные в блоке не модифицированы. В этом состоянии блок предназначен только для чтения до тех пор, пока остается хотя бы один блок в таком состоянии. </text:span></text:p>
      <text:p text:style-name="P10"><text:span text:style-name="T10"><text:tab/></text:span><text:span text:style-name="T16">INVALID – </text:span><text:span text:style-name="T10">данные в этом блоке невалидны и должны быть записаны из других кэшей или основной памяти.</text:span></text:p>
      <text:p text:style-name="P6"/>
      <text:p text:style-name="P1"><text:span text:style-name="T2">Когда запрос на чтение прибывает в кэш для </text:span><text:span text:style-name="T4">блока</text:span><text:span text:style-name="T2"> в </text:span><text:span text:style-name="T4">состоянии</text:span><text:span text:style-name="T2"> "М" или "S" , кэш </text:span><text:span text:style-name="T4">отдает</text:span><text:span text:style-name="T2"> данные. Если </text:span><text:span text:style-name="T4">блок </text:span><text:span text:style-name="T2">в состоянии "I", </text:span><text:span text:style-name="T4">он</text:span><text:span text:style-name="T2"> должен убедиться, что не</text:span><text:span text:style-name="T4">т этого блока</text:span><text:span text:style-name="T2"> в состоянии "М" в любом другом кэше. Если другой кэш имеет </text:span><text:span text:style-name="T4">блок </text:span><text:span text:style-name="T2">в состоянии "М", то он должен </text:span><text:soft-page-break/><text:span text:style-name="T4">з</text:span><text:span text:style-name="T2">аписать данные в </text:span><text:span text:style-name="T4">основную память</text:span><text:span text:style-name="T2"> <text:s/>и перейти </text:span><text:span text:style-name="T4">в</text:span><text:span text:style-name="T2"> </text:span><text:span text:style-name="T4">состояние </text:span><text:span text:style-name="T2">"S" или "</text:span><text:span text:style-name="T5">I</text:span><text:span text:style-name="T2">". После того, как люб</text:span><text:span text:style-name="T4">ой блок </text:span><text:span text:style-name="T2"><text:s/>"М" записывается обратно, кэш получает </text:span><text:span text:style-name="T4">данные</text:span><text:span text:style-name="T2"> либо из резервного хранилища, или другого кэша с </text:span><text:span text:style-name="T4">блоком</text:span><text:span text:style-name="T2"> в состоянии «S». </text:span><text:span text:style-name="T4">Теперь к</text:span><text:span text:style-name="T2">эш может поставлять данные запрашивающей стороне. После подачи данных, блок кэш-памяти находится в состоянии «S».</text:span></text:p>
      <text:p text:style-name="P1"><text:span text:style-name="T2">Когда запрос записи прибывает в кэш для блока в состояни</text:span><text:span text:style-name="T4">и</text:span><text:span text:style-name="T2"> "M", кэш изменяет данные локально. Если </text:span><text:span text:style-name="T4">ячейка</text:span><text:span text:style-name="T2"> находится в состоянии "S", кэш должен уведомить любые другие кэши, которые могут содержать блок в состоянии "S", что они должны </text:span><text:span text:style-name="T4">инвалидировать ячейку</text:span><text:span text:style-name="T2">. Затем данные могут быть изменены локально. Если блок находится в </text:span><text:span text:style-name="T4">состоянии </text:span><text:span text:style-name="T2">"I", кэш должен уведомить любые другие кэши, которые могут содержать блок в "S" или "M" говорится, что они должны </text:span><text:span text:style-name="T4">инвалидировать</text:span><text:span text:style-name="T2"> блок. Если блок находится в друго</text:span><text:span text:style-name="T4">м</text:span><text:span text:style-name="T2"> кэш</text:span><text:span text:style-name="T4">е</text:span><text:span text:style-name="T2"> в состоянии "М", </text:span><text:span text:style-name="T4">то</text:span><text:span text:style-name="T2"> кэш должен либо написать данные в </text:span><text:span text:style-name="T4">основную память</text:span><text:span text:style-name="T2">, </text:span><text:span text:style-name="T4">либо</text:span><text:span text:style-name="T2"> поставить его запрашивающему </text:span><text:span text:style-name="T4">кэшу.</text:span><text:span text:style-name="T2"> Если в этот момент кэш еще не имеют блок на уровне </text:span><text:span text:style-name="T4">кэша</text:span><text:span text:style-name="T2">, блок считывается из </text:span><text:span text:style-name="T4">основной памяти</text:span><text:span text:style-name="T2">, прежде чем изменять в </text:span><text:span text:style-name="T4">памяти </text:span><text:span text:style-name="T2">кэш</text:span><text:span text:style-name="T4">а</text:span><text:span text:style-name="T2">. После модификации </text:span><text:span text:style-name="T2">данных, блок кэш-памяти находится в состоянии "М".</text:span></text:p>
      <text:p text:style-name="P7"><draw:frame draw:style-name="fr2" draw:name="Графический объект5" text:anchor-type="paragraph" svg:width="16.999cm" svg:height="12.335cm" draw:z-index="4"><draw:image xlink:href="Pictures/200000070000758F0000554F283AC709.svm" xlink:type="simple" xlink:show="embed" xlink:actuate="onLoad"/></draw:frame></text:p>
      <text:p text:style-name="P45"><text:span text:style-name="T1"/></text:p>
      <text:p text:style-name="P45"><text:span text:style-name="T1"/></text:p>
      <text:p text:style-name="P45"><text:span text:style-name="T1"/></text:p>
      <text:p text:style-name="P45"><text:span text:style-name="T1"/></text:p>
      <text:p text:style-name="P45"><text:soft-page-break/><text:span text:style-name="T1">Для любой пары кешей разрешены следующие состояния заданной кэш-строки:</text:span><text:span text:style-name="T1"> </text:span></text:p>
      <text:p text:style-name="P15"/>
      <table:table table:name="Таблица1" table:style-name="Таблица1">
        <table:table-column table:style-name="Таблица1.A" table:number-columns-repeated="3"/>
        <table:table-column table:style-name="Таблица1.D"/>
        <table:table-row>
          <table:table-cell table:style-name="Таблица1.A1" office:value-type="string">
            <text:p text:style-name="P19"/>
          </table:table-cell>
          <table:table-cell table:style-name="Таблица1.A1" office:value-type="string">
            <text:p text:style-name="P5">MODIFIED</text:p>
          </table:table-cell>
          <table:table-cell table:style-name="Таблица1.A1" office:value-type="string">
            <text:p text:style-name="P5">SHARED</text:p>
          </table:table-cell>
          <table:table-cell table:style-name="Таблица1.D1" office:value-type="string">
            <text:p text:style-name="P5">INVALID</text:p>
          </table:table-cell>
        </table:table-row>
        <table:table-row>
          <table:table-cell table:style-name="Таблица1.A2" office:value-type="string">
            <text:p text:style-name="P5">MODIFIED</text:p>
          </table:table-cell>
          <table:table-cell table:style-name="Таблица1.A2" office:value-type="string">
            <text:p text:style-name="P20">NO</text:p>
          </table:table-cell>
          <table:table-cell table:style-name="Таблица1.A2" office:value-type="string">
            <text:p text:style-name="P20">NO</text:p>
          </table:table-cell>
          <table:table-cell table:style-name="Таблица1.D2" office:value-type="string">
            <text:p text:style-name="P21">YES</text:p>
          </table:table-cell>
        </table:table-row>
        <table:table-row>
          <table:table-cell table:style-name="Таблица1.A2" office:value-type="string">
            <text:p text:style-name="P5">SHARED</text:p>
          </table:table-cell>
          <table:table-cell table:style-name="Таблица1.A2" office:value-type="string">
            <text:p text:style-name="P20">NO</text:p>
          </table:table-cell>
          <table:table-cell table:style-name="Таблица1.A2" office:value-type="string">
            <text:p text:style-name="P21">YES</text:p>
          </table:table-cell>
          <table:table-cell table:style-name="Таблица1.D2" office:value-type="string">
            <text:p text:style-name="P21">YES</text:p>
          </table:table-cell>
        </table:table-row>
        <table:table-row>
          <table:table-cell table:style-name="Таблица1.A2" office:value-type="string">
            <text:p text:style-name="P5">INVALID</text:p>
          </table:table-cell>
          <table:table-cell table:style-name="Таблица1.A2" office:value-type="string">
            <text:p text:style-name="P21">YES</text:p>
          </table:table-cell>
          <table:table-cell table:style-name="Таблица1.A2" office:value-type="string">
            <text:p text:style-name="P21">YES</text:p>
          </table:table-cell>
          <table:table-cell table:style-name="Таблица1.D2" office:value-type="string">
            <text:p text:style-name="P21">YES</text:p>
          </table:table-cell>
        </table:table-row>
      </table:table>
      <text:p text:style-name="P25"/>
      <text:p text:style-name="P25"/>
      <text:p text:style-name="P26">Протокол <text:span text:style-name="T78">MESI</text:span></text:p>
      <text:p text:style-name="P25"><text:span text:style-name="T83">Основная статья: </text:span><text:a xlink:type="simple" xlink:href="http://habrahabr.ru/company/ifree/blog/196548/">http://habrahabr.ru/company/ifree/blog/196548/</text:a></text:p>
      <text:p text:style-name="P25"><text:span text:style-name="T83"/></text:p>
      <text:p text:style-name="P25"><text:span text:style-name="T59">Состояния MESI</text:span><text:span text:style-name="T81"><text:line-break/></text:span><text:span text:style-name="T60">MESI – это 4 возможных состояния кэш-линии: Modified-Exclusive-Shared-Invalid. Для поддержки этого протокола каждая линия, помимо собственно данных, должна иметь двухбитовый тег, хранящий её состояние.</text:span></text:p>
      <text:p text:style-name="P25"><text:span text:style-name="T81"><text:line-break/></text:span><text:span text:style-name="T60">Состояние </text:span><text:span text:style-name="T62">Modified </text:span><text:span text:style-name="T60">означает, что данные в кэш-линии только что записаны процессором-владельцем кэша, и гарантируется, что изменение ещё не появилось в кэшах других CPU. Можно сказать, что данными владеет один CPU. Так как данные в такой линии свежайшие, линия кэша готова к записи в память (или в кэш следующего уровня), и запись должна быть произведена прежде, чем линию можно будет заполнить другими данными.</text:span></text:p>
      <text:p text:style-name="P25"><text:span text:style-name="T81"><text:line-break/></text:span><text:span text:style-name="T60">Состояние </text:span><text:span text:style-name="T62">Exclusive </text:span><text:span text:style-name="T60">весьма похоже на Modified, за исключением того, что данные ещё не изменены процессором-владельцем кэша. Это, в свою очередь, означает, что линия содержит наисвежайшие данные, согласованные с памятью. CPU-владелец может писать в эту кэш-линию в любое время без оповещения других CPU, равно как и вытеснить её без какой-либо записи обратно в память.</text:span></text:p>
      <text:p text:style-name="P25"><text:span text:style-name="T81"><text:line-break/></text:span><text:span text:style-name="T60">Состояние </text:span><text:span text:style-name="T62">Shared </text:span><text:span text:style-name="T60">говорит, что линия продублирована по крайней мере в ещё одном кэше другого CPU. CPU-владелец такой линии не может писать в неё без предварительного согласования с другими CPU. Как и для состояния Exclusive, линия согласована с памятью, и может быть вытеснена без оповещения других CPU и без записи обратно в память.</text:span></text:p>
      <text:p text:style-name="P25"><text:span text:style-name="T81"><text:line-break/></text:span><text:span text:style-name="T60">Линия кэша в состоянии</text:span><text:span text:style-name="T62">Invalid </text:span><text:span text:style-name="T60">пуста, то есть не содержит никаких данных (или содержит мусор). Когда в кэш требуется подгрузить новые данные, они по возможности помещаются в Invalid-линию.</text:span></text:p>
      <text:p text:style-name="P25"><text:span text:style-name="T81"><text:line-break/></text:span><text:span text:style-name="T60">Так как все CPU должны поддерживать когерентность кэшей системы в целом, протокол описывает сообщения, с помощью которых координируются изменения состояния линий кэша всех процессоров.</text:span></text:p>
      <text:h text:style-name="P53" text:outline-level="3">Сообщения протокола MESI</text:h>
      <text:p text:style-name="P44"><text:line-break/><text:span text:style-name="T56">Многие из переходов из одного состояния в другое требуют взаимодействия между CPU. Если все CPU подсоединены к единой разделяемой шине, достаточно следующих сообщений:</text:span></text:p>
      <text:list xml:id="list7319845266100815454" text:style-name="L7">
        <text:list-item>
          <text:p text:style-name="P51"><text:span text:style-name="T79">Read </text:span>(Чтение): это сообщение содержит физический адрес читаемой кэш-линии</text:p>
        </text:list-item>
        <text:list-item>
          <text:p text:style-name="P51"><text:soft-page-break/><text:span text:style-name="T79">Read Response </text:span>(Ответ на чтение): содержит данные, запрошенные предыдущим сообщением <text:span text:style-name="T77">Read</text:span>. <text:span text:style-name="T77">Read Response </text:span>может прийти от подсистемы памяти или от другого кэша. Например, если данные уже находятся в каком-либо кэше в состоянии “modified”, то такой кэш может ответить на <text:span text:style-name="T77">Read</text:span></text:p>
        </text:list-item>
        <text:list-item>
          <text:p text:style-name="P51"><text:span text:style-name="T79">Invalidate </text:span>(Инвалидация): содержит физический адрес кэш-линии, которую требуется инвалидировать. <text:span text:style-name="T77">Все </text:span>прочие кэши должны удалить данные и ответить на это сообщение.</text:p>
        </text:list-item>
        <text:list-item>
          <text:p text:style-name="P51"><text:span text:style-name="T79">Invalidate Acknowledge </text:span>(Подтверждение инвалидации): CPU, получивший <text:span text:style-name="T77">Invalidate</text:span>, должен удалить требуемые данные и подтвердить это сообщением <text:span text:style-name="T77">Invalidate Acknowledge</text:span></text:p>
        </text:list-item>
        <text:list-item>
          <text:p text:style-name="P51"><text:span text:style-name="T79">Read Invalidate </text:span>(Чтение с инвалидацией): это сообщение содержит физический адрес читаемой кэш-линии. В то же время оно диктует другим кэшам удалить эти данные. По сути, это комбинация сообщений <text:span text:style-name="T77">Read </text:span>и <text:span text:style-name="T77">Invalidate</text:span>. Это сообщение требует ответа<text:span text:style-name="T77">Read Response </text:span>и множества <text:span text:style-name="T77">Invalidate Acknowledge</text:span></text:p>
        </text:list-item>
        <text:list-item>
          <text:p text:style-name="P51"><text:span text:style-name="T79">Writeback </text:span>(Запись в память): содержит адрес и собственно данные для записи в память. Разрешает кэшам очистить соответствующую линию в состоянии <text:span text:style-name="T77">Modified</text:span></text:p>
        </text:list-item>
      </text:list>
      <text:p text:style-name="P42"><text:line-break/></text:p>
      <text:p text:style-name="P30"/>
      <text:h text:style-name="P53" text:outline-level="3">Диаграмма состояний MESI</text:h>
      <text:p text:style-name="P44"><draw:frame draw:style-name="fr3" draw:name="Графический объект6" text:anchor-type="char" svg:width="9.737cm" svg:height="8.096cm" draw:z-index="5"><draw:image xlink:href="http://habrastorage.org/getpro/habr/post_images/b39/f5d/190/b39f5d1905719c3ef3d2cf4a927a6d64.png" xlink:type="simple" xlink:show="embed" xlink:actuate="onLoad"/></draw:frame><text:line-break/><text:line-break/><text:span text:style-name="T56">Переходы на рисунке справа имеют следующее значение:</text:span></text:p>
      <text:list xml:id="list2733131634868459255" text:style-name="L8">
        <text:list-item>
          <text:p text:style-name="P52"><text:span text:style-name="T79">Переход a (M -&gt; E)</text:span>: Кэш-линия записана обратно в память, но CPU оставил её в кэше и имеет право изменять её. Этот переход требует сообщения “writeback”.</text:p>
        </text:list-item>
        <text:list-item>
          <text:p text:style-name="P52"><text:span text:style-name="T79">Переход b (E -&gt; M)</text:span>: CPU пишет в кэш-линию, к которой имеет эксклюзивный доступ. Этот переход не требует каких-либо сообщений.</text:p>
        </text:list-item>
        <text:list-item>
          <text:p text:style-name="P52"><text:span text:style-name="T79">Переход c (M -&gt; I)</text:span>: CPU получает сообщение “read invalidate” кэш-линии в состоянии “Modified”. CPU должен удалить свою локальную копию и ответить сообщениями “read response” и “invalidate acknowledge”. Тем самым CPU отправляет данные и показывает, что более не имеет их копии у себя</text:p>
        </text:list-item>
        <text:list-item>
          <text:p text:style-name="P52"><text:span text:style-name="T79">Переход d (I -&gt; M)</text:span>: CPU производит read-modify-write (RMW) операцию над данными, не находящимися в кэше. Он издает “read invalidate” сигнал, получая данные в “read response”. CPU завершает переход только когда получит все ответы “invalidate <text:soft-page-break/>acknowledge”</text:p>
        </text:list-item>
        <text:list-item>
          <text:p text:style-name="P52"><text:span text:style-name="T79">Переход e (S -&gt; M)</text:span>: CPU производит read-modify-write (RMW) операцию над данными, которые были read-only. Он должен инициировать “invalidate” сигнал и ждать, пока не получит полный набор ответов “invalidate acknowledge”</text:p>
        </text:list-item>
        <text:list-item>
          <text:p text:style-name="P52"><text:span text:style-name="T79">Переход f (M -&gt; S)</text:span>: Какой-то другой процессор читает данные, и эти данные находятся в кэше нашего CPU. В результате данные становятся read-only, что может привести к записи в память. Этот переход инициируется приемом сигнала “read”. CPU отвечает сообщением “read response”, содержащим запрашиваемые данные</text:p>
        </text:list-item>
        <text:list-item>
          <text:p text:style-name="P52"><text:span text:style-name="T79">Переход g (E -&gt; S)</text:span>: Какой-то другой процессор читает данные, и эти данные находятся в кэше нашего CPU. Данные становятся разделяемыми и, следовательно, read-only. Переход инициируется приемом сигнала “read”. CPU отвечает сообщением “read response”, содержащим запрашиваемые данные</text:p>
        </text:list-item>
        <text:list-item>
          <text:p text:style-name="P52"><text:span text:style-name="T79">Переход h (S -&gt; E)</text:span>: CPU решает, что ему надо записать данные в кэш-линию, и поэтому посылает “invalidate” сообщение. Переход не завершается, пока CPU не получит полный набор ответов “invalidate acknowledge”. Другие CPU выкидывают кэш-линию из своих кэшей сообщением “writeback”, так что наш CPU становится единственным, кэширующим эти данные</text:p>
        </text:list-item>
        <text:list-item>
          <text:p text:style-name="P52"><text:span text:style-name="T79">Переход i (E -&gt; I)</text:span>: Другой CPU выполняет RMW-операцию с данными, которыми владеет наш CPU, так что наш процессор инвалидирует кэш-линию. Переход начинается с сообщения “read invalidate”, наш CPU отвечает сообщениями “read response” и “invalidate acknowledge”.</text:p>
        </text:list-item>
        <text:list-item>
          <text:p text:style-name="P52"><text:span text:style-name="T79">Переход j (I -&gt; E)</text:span>: CPU сохраняет данные в новую кэш-линию и передает сообщение “read invalidate”. CPU не может закончить переход, пока не получит “read response” и полный набор “invalidate acknowledge”. Как только запись завершится, кэш-линия переходит в состояние “modified” через переход (b)</text:p>
        </text:list-item>
        <text:list-item>
          <text:p text:style-name="P52"><text:span text:style-name="T79">Переход k (I -&gt; S)</text:span>: CPU загружает данные в новую кэш-линию. CPU посылает “read”-сообщение и завершает переход, получив “read response”</text:p>
        </text:list-item>
        <text:list-item>
          <text:p text:style-name="P52"><text:span text:style-name="T79">Переход l (S -&gt; I)</text:span>: Другой CPU хочет сохранить данные в кэш-линию, которая имеет статус read-only, так как какой-то третий CPU (или, например, наш) разделяет данные с нами. Переход начинается приемом “invalidate”, и наш CPU отвечает “invalidate acknowledge”</text:p>
          <text:p text:style-name="P52"/>
        </text:list-item>
      </text:list>
      <text:p text:style-name="P39"><text:span text:style-name="T84">Для любой пары кешей разрешены следующие состояния заданной кэш-строки: </text:span></text:p>
      <text:p text:style-name="P39"><text:span text:style-name="T84"/></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row>
          <table:table-cell table:style-name="Таблица2.A1" office:value-type="string">
            <text:p text:style-name="P19"/>
          </table:table-cell>
          <table:table-cell table:style-name="Таблица2.A1" office:value-type="string">
            <text:p text:style-name="P5">MODIFIED</text:p>
          </table:table-cell>
          <table:table-cell table:style-name="Таблица2.A1" office:value-type="string">
            <text:p text:style-name="P5">EXCLUSIVE</text:p>
          </table:table-cell>
          <table:table-cell table:style-name="Таблица2.A1" office:value-type="string">
            <text:p text:style-name="P5">SHARED</text:p>
          </table:table-cell>
          <table:table-cell table:style-name="Таблица2.E1" office:value-type="string">
            <text:p text:style-name="P5">INVALID</text:p>
          </table:table-cell>
        </table:table-row>
        <table:table-row>
          <table:table-cell table:style-name="Таблица2.A2" office:value-type="string">
            <text:p text:style-name="P5">MODIFIED</text:p>
          </table:table-cell>
          <table:table-cell table:style-name="Таблица2.A2" office:value-type="string">
            <text:p text:style-name="P20">NO</text:p>
          </table:table-cell>
          <table:table-cell table:style-name="Таблица2.A2" office:value-type="string">
            <text:p text:style-name="P20">NO</text:p>
          </table:table-cell>
          <table:table-cell table:style-name="Таблица2.A2" office:value-type="string">
            <text:p text:style-name="P20">NO</text:p>
          </table:table-cell>
          <table:table-cell table:style-name="Таблица2.E2" office:value-type="string">
            <text:p text:style-name="P21">YES</text:p>
          </table:table-cell>
        </table:table-row>
        <table:table-row>
          <table:table-cell table:style-name="Таблица2.A2" office:value-type="string">
            <text:p text:style-name="P5">EXCLUSIVE</text:p>
          </table:table-cell>
          <table:table-cell table:style-name="Таблица2.A2" office:value-type="string">
            <text:p text:style-name="P20">NO</text:p>
          </table:table-cell>
          <table:table-cell table:style-name="Таблица2.A2" office:value-type="string">
            <text:p text:style-name="P20">NO</text:p>
          </table:table-cell>
          <table:table-cell table:style-name="Таблица2.A2" office:value-type="string">
            <text:p text:style-name="P20">NO</text:p>
          </table:table-cell>
          <table:table-cell table:style-name="Таблица2.E2" office:value-type="string">
            <text:p text:style-name="P21">YES</text:p>
          </table:table-cell>
        </table:table-row>
        <table:table-row>
          <table:table-cell table:style-name="Таблица2.A2" office:value-type="string">
            <text:p text:style-name="P5">SHARED</text:p>
          </table:table-cell>
          <table:table-cell table:style-name="Таблица2.A2" office:value-type="string">
            <text:p text:style-name="P20">NO</text:p>
          </table:table-cell>
          <table:table-cell table:style-name="Таблица2.A2" office:value-type="string">
            <text:p text:style-name="P20">NO</text:p>
          </table:table-cell>
          <table:table-cell table:style-name="Таблица2.A2" office:value-type="string">
            <text:p text:style-name="P21">YES</text:p>
          </table:table-cell>
          <table:table-cell table:style-name="Таблица2.E2" office:value-type="string">
            <text:p text:style-name="P21">YES</text:p>
          </table:table-cell>
        </table:table-row>
        <table:table-row>
          <table:table-cell table:style-name="Таблица2.A2" office:value-type="string">
            <text:p text:style-name="P5">INVALID</text:p>
          </table:table-cell>
          <table:table-cell table:style-name="Таблица2.A2" office:value-type="string">
            <text:p text:style-name="P21">YES</text:p>
          </table:table-cell>
          <table:table-cell table:style-name="Таблица2.A2" office:value-type="string">
            <text:p text:style-name="P21">YES</text:p>
          </table:table-cell>
          <table:table-cell table:style-name="Таблица2.A2" office:value-type="string">
            <text:p text:style-name="P21">YES</text:p>
          </table:table-cell>
          <table:table-cell table:style-name="Таблица2.E2" office:value-type="string">
            <text:p text:style-name="P21">YES</text:p>
          </table:table-cell>
        </table:table-row>
      </table:table>
      <text:h text:style-name="P55" text:outline-level="3"><text:soft-page-break/></text:h>
      <text:h text:style-name="P55" text:outline-level="3"/>
      <text:h text:style-name="P54" text:outline-level="3">Пример протокола MESI</text:h>
      <text:p text:style-name="P44"><text:line-break/><text:span text:style-name="T56">Давайте посмотрим, как работает MESI с точки зрения кэш-линии, на примере 4-процессороной системы с прямым отображением памяти в кэш. Данные находятся в памяти по адресу 0. Следующая таблица иллюстрирует изменение данных. Первая колонка – это последовательный номер операции, вторая – номер процессора, выполняющего операцию, третья – какая операция выполняется, следующие четыре колонки – состояние кэш-линии каждого CPU (в виде адрес памяти/состояние), заключительные две колонки – содержит ли память корректные данные (V) или нет (I).</text:span><text:line-break/><draw:frame draw:style-name="fr1" draw:name="Графический объект7" text:anchor-type="as-char" svg:width="16.803cm" svg:height="7.47cm" draw:z-index="6"><draw:image xlink:href="http://habrastorage.org/getpro/habr/post_images/a99/e79/82a/a99e7982a91c478da76845119766a52f.png" xlink:type="simple" xlink:show="embed" xlink:actuate="onLoad"/></draw:frame><text:line-break/><text:span text:style-name="T56">Сначала линии кэша CPU находятся в состоянии “invalid”, а память содержит корректные данные. Когда CPU 0 читает данные по адресу 0, кэш-линия CPU 0 переходит в состояние “shared” и согласована с памятью. CPU 3 также читает данные по адресу 0, так что кэш-линии переходят в состояние “shared” в кэшах обоих CPU, но по-прежнему согласованы с памятью. Далее CPU 0 загружает данные по адресу 8, что приводит к вытеснению кэш-линии и помещению в неё новых данных (прочитанных по адресу 8). Далее, CPU 2 читает данные по адресу 0, но затем понимает, что ему необходимо записать их (RMW-операция), так что он использует сигнал “read invalidate”, чтобы убедиться, что он имеет эксклюзивную копию данных. Сигнал “read invalidate” инвалидирует кэш-линию CPU 3 (хотя его данные пока остаются согласованными с памятью). Затем CPU 2 выполняет запись, являющуюся составной частью RMW-операции, что переводит кэш-линию в состояние “Modified”. Данные в памяти теперь устаревшие. CPU 1 выполняет атомарный инкремент и использует сигнал “read invalidate”, чтобы получить данные. Данные он получает из кэша CPU 2, а в самом CPU 2 данные инвалидируются. В результате данные находятся в кэш-линии CPU 1 в состоянии “modified” и по-прежнему не согласованы с памятью. Наконец, CPU 1 читает данные по адресу 8, что приводит к сбросу кэш-линии в память (используется сообщение “writeback”).</text:span> </text:p>
      <text:p text:style-name="P1"><text:span text:style-name="T2"/></text:p>
      <text:p text:style-name="P29"><text:span text:style-name="T81"/></text:p>
      <text:p text:style-name="P29"><text:soft-page-break/><text:span text:style-name="T81">Протокол </text:span><text:span text:style-name="T82">MOESI</text:span></text:p>
      <text:p text:style-name="P29"><text:span text:style-name="T15">MOESI </text:span><text:span text:style-name="T13">— протокол поддержки </text:span><text:a xlink:type="simple" xlink:href="https://ru.wikipedia.org/wiki/Когерентность_кэша"><text:span text:style-name="T43">когерентности</text:span></text:a><text:span text:style-name="T5"> </text:span><text:a xlink:type="simple" xlink:href="https://ru.wikipedia.org/wiki/Кэш">кэшей</text:a><text:span text:style-name="T43"> </text:span><text:span text:style-name="T13">микропроцессоров, включающий в себя все возможные состояния, используемые в других протоколах. В дополнение к состояниям часто используемого протокола </text:span><text:a xlink:type="simple" xlink:href="https://ru.wikipedia.org/w/index.php?title=MESI&amp;action=edit&amp;redlink=1"><text:span text:style-name="T50">MESI</text:span></text:a><text:span text:style-name="T13">, добавлено пятое состояние «Owned», означающее что данные одновременно и модифицированы и разделяются (</text:span><text:span text:style-name="T31">modified </text:span><text:span text:style-name="T13">и </text:span><text:span text:style-name="T31">shared</text:span><text:span text:style-name="T13">). Оно позволяет избежать необходимости записи модифицированных данных обратно в основную память, прежде чем другие процессоры системы смогут ее прочесть. Данные все еще необходимо записать в память, но с данным протоколом эта запись (write-back) может быть отложена.</text:span></text:p>
      <text:p text:style-name="P1"><text:span text:style-name="T36">К</text:span><text:span text:style-name="T9">аждая </text:span><text:span text:style-name="T37">линия кэша </text:span><text:span text:style-name="T9">находится в одном из пяти состояний:</text:span></text:p>
      <text:p text:style-name="P57">Модифицирована (Modified)</text:p>
      <text:p text:style-name="P56">Кэш-линия в модифицированном состоянии содержит наиболее свежие, корректные данные. Копия данных в основной памяти устарела и некорректна, и ни один другой процессор не имеет копии данных. Данные в кэш-линии могут быть повторно модифицированы без каких-либо запросов и изменений состояния. Состояние может поменяться на <text:span text:style-name="T77">Exclusive </text:span>при записи измененных данных в основную память.</text:p>
      <text:p text:style-name="P57">Владелец (Owned)</text:p>
      <text:p text:style-name="P56">Кэш-линия в состоянии owned содержит наиболее свежие, корректные данные. Состояние <text:span text:style-name="T77">Оwned </text:span>похоже на состояние <text:span text:style-name="T77">Shared </text:span>тем, что другие процессоры могут иметь копию наиболее свежих и корректных данных. В отличие от состояния <text:span text:style-name="T77">Shared</text:span>, однако, копия в основной памяти может быть устаревшей и некорректной. Только один из процессоров может иметь данную кеш-линию в состоянии <text:span text:style-name="T77">Owned</text:span>, все остальные процессоры могут иметь эти данные только в состоянии <text:span text:style-name="T77">Shared</text:span>. Кеш-линия может перейти в состояние <text:span text:style-name="T77">Modified </text:span>после снятия актуальности (принудительного перевода в состояние <text:span text:style-name="T77">Invalid</text:span>) всех разделяемых копий в других процессорах, или в состояние <text:span text:style-name="T77">Shared </text:span>при записи измененных данных в основную память.</text:p>
      <text:p text:style-name="P57">Эксклюзивное (Exclusive)</text:p>
      <text:p text:style-name="P56">Кэш-линия в эксклюзивном состоянии содержит наиболее свежие, корректные данные. Копия в основной памяти также содержит наиболее свежую, корректную копию данных. Ни один другой процессор не имеет копии данных в своем кэше. Состояние может измениться на <text:span text:style-name="T77">Modified </text:span>в любой момент для модификации содержимого данной кэш-линии. Также состояние в любой момент может измениться на<text:span text:style-name="T77">Invalid</text:span>.</text:p>
      <text:p text:style-name="P57">Разделяемое (Shared)</text:p>
      <text:p text:style-name="P56">Кэш-линия в разделяемом состоянии содержит наиболее свежие, корректные данные. Другие процессоры в системе могут иметь копии данных в разделяемом состоянии. Копия в основной памяти также содержит наиболее свежую, корректную копию данных, если ни один другой процессор не имеет данной кэш-линии в состоянии owned. Запись в данную кэш-линию запрещенна, и требует перевода ее в эксклюзивное состояние с одновременным переводом всех остальных разделяемых копий в состояние <text:span text:style-name="T77">Invalid</text:span>. Также состояние может измениться на <text:span text:style-name="T77">Invalid </text:span>в любой момент.</text:p>
      <text:p text:style-name="P57"/>
      <text:p text:style-name="P57"><text:soft-page-break/>Не актуальное (Invalid)</text:p>
      <text:p text:style-name="P56">Кэш-линия в разделяемом состоянии не содержит корректных данных. Корректные копии данных могут быть либо в основной памяти, либо в кэше другого процессора.</text:p>
      <text:p text:style-name="P3">Для любой пары кешей разрешены следующие состояния заданной кэш-строки:</text:p>
      <text:p text:style-name="P29"><text:span text:style-name="T82"/></text:p>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column table:style-name="Таблица3.F"/>
        <table:table-row>
          <table:table-cell table:style-name="Таблица3.A1" office:value-type="string">
            <text:p text:style-name="P19"/>
          </table:table-cell>
          <table:table-cell table:style-name="Таблица3.A1" office:value-type="string">
            <text:p text:style-name="P5">MODIFIED</text:p>
          </table:table-cell>
          <table:table-cell table:style-name="Таблица3.A1" office:value-type="string">
            <text:p text:style-name="P5">OWNED</text:p>
          </table:table-cell>
          <table:table-cell table:style-name="Таблица3.A1" office:value-type="string">
            <text:p text:style-name="P5">EXCLUSIVE</text:p>
          </table:table-cell>
          <table:table-cell table:style-name="Таблица3.A1" office:value-type="string">
            <text:p text:style-name="P5">SHARED</text:p>
          </table:table-cell>
          <table:table-cell table:style-name="Таблица3.F1" office:value-type="string">
            <text:p text:style-name="P5">INVALID</text:p>
          </table:table-cell>
        </table:table-row>
        <table:table-row>
          <table:table-cell table:style-name="Таблица3.A2" office:value-type="string">
            <text:p text:style-name="P5">MODIFIED</text:p>
          </table:table-cell>
          <table:table-cell table:style-name="Таблица3.A2" office:value-type="string">
            <text:p text:style-name="P20">NO</text:p>
          </table:table-cell>
          <table:table-cell table:style-name="Таблица3.A2" office:value-type="string">
            <text:p text:style-name="P20">NO</text:p>
          </table:table-cell>
          <table:table-cell table:style-name="Таблица3.A2" office:value-type="string">
            <text:p text:style-name="P20">NO</text:p>
          </table:table-cell>
          <table:table-cell table:style-name="Таблица3.A2" office:value-type="string">
            <text:p text:style-name="P20">NO</text:p>
          </table:table-cell>
          <table:table-cell table:style-name="Таблица3.F2" office:value-type="string">
            <text:p text:style-name="P21">YES</text:p>
          </table:table-cell>
        </table:table-row>
        <table:table-row>
          <table:table-cell table:style-name="Таблица3.A2" office:value-type="string">
            <text:p text:style-name="P5">OWNED</text:p>
          </table:table-cell>
          <table:table-cell table:style-name="Таблица3.A2" office:value-type="string">
            <text:p text:style-name="P20">NO</text:p>
          </table:table-cell>
          <table:table-cell table:style-name="Таблица3.A2" office:value-type="string">
            <text:p text:style-name="P20">NO</text:p>
          </table:table-cell>
          <table:table-cell table:style-name="Таблица3.A2" office:value-type="string">
            <text:p text:style-name="P20">NO</text:p>
          </table:table-cell>
          <table:table-cell table:style-name="Таблица3.A2" office:value-type="string">
            <text:p text:style-name="P21">YES</text:p>
          </table:table-cell>
          <table:table-cell table:style-name="Таблица3.F2" office:value-type="string">
            <text:p text:style-name="P21">YES</text:p>
          </table:table-cell>
        </table:table-row>
        <table:table-row>
          <table:table-cell table:style-name="Таблица3.A2" office:value-type="string">
            <text:p text:style-name="P5">EXCLUSIVE</text:p>
          </table:table-cell>
          <table:table-cell table:style-name="Таблица3.A2" office:value-type="string">
            <text:p text:style-name="P20">NO</text:p>
          </table:table-cell>
          <table:table-cell table:style-name="Таблица3.A2" office:value-type="string">
            <text:p text:style-name="P20">NO</text:p>
          </table:table-cell>
          <table:table-cell table:style-name="Таблица3.A2" office:value-type="string">
            <text:p text:style-name="P20">NO</text:p>
          </table:table-cell>
          <table:table-cell table:style-name="Таблица3.A2" office:value-type="string">
            <text:p text:style-name="P20">NO</text:p>
          </table:table-cell>
          <table:table-cell table:style-name="Таблица3.F2" office:value-type="string">
            <text:p text:style-name="P21">YES</text:p>
          </table:table-cell>
        </table:table-row>
        <table:table-row>
          <table:table-cell table:style-name="Таблица3.A2" office:value-type="string">
            <text:p text:style-name="P5">SHARED</text:p>
          </table:table-cell>
          <table:table-cell table:style-name="Таблица3.A2" office:value-type="string">
            <text:p text:style-name="P20">NO</text:p>
          </table:table-cell>
          <table:table-cell table:style-name="Таблица3.A2" office:value-type="string">
            <text:p text:style-name="P21">YES</text:p>
          </table:table-cell>
          <table:table-cell table:style-name="Таблица3.A2" office:value-type="string">
            <text:p text:style-name="P20">NO</text:p>
          </table:table-cell>
          <table:table-cell table:style-name="Таблица3.A2" office:value-type="string">
            <text:p text:style-name="P21">YES</text:p>
          </table:table-cell>
          <table:table-cell table:style-name="Таблица3.F2" office:value-type="string">
            <text:p text:style-name="P21">YES</text:p>
          </table:table-cell>
        </table:table-row>
        <table:table-row>
          <table:table-cell table:style-name="Таблица3.A2" office:value-type="string">
            <text:p text:style-name="P5">INVALID</text:p>
          </table:table-cell>
          <table:table-cell table:style-name="Таблица3.A2" office:value-type="string">
            <text:p text:style-name="P21">YES</text:p>
          </table:table-cell>
          <table:table-cell table:style-name="Таблица3.A2" office:value-type="string">
            <text:p text:style-name="P21">YES</text:p>
          </table:table-cell>
          <table:table-cell table:style-name="Таблица3.A2" office:value-type="string">
            <text:p text:style-name="P21">YES</text:p>
          </table:table-cell>
          <table:table-cell table:style-name="Таблица3.A2" office:value-type="string">
            <text:p text:style-name="P21">YES</text:p>
          </table:table-cell>
          <table:table-cell table:style-name="Таблица3.F2" office:value-type="string">
            <text:p text:style-name="P21">YES</text:p>
          </table:table-cell>
        </table:table-row>
      </table:table>
      <text:p text:style-name="Text_20_body"><text:line-break/></text:p>
      <text:p text:style-name="P29">Протокол <text:span text:style-name="T78">MOSI</text:span></text:p>
      <text:p text:style-name="P28">Почти как <text:span text:style-name="T78">MSI, </text:span>но добавлено состояние <text:span text:style-name="T12">Владелец (Owned)</text:span><text:span text:style-name="T11">, <text:s/></text:span><text:span text:style-name="T12">которое указывает, что текущему процессору принадлежит этот блок, и он будет обслуживать запросы от других процессоров для этого блока.</text:span></text:p>
      <text:p text:style-name="P28"><text:span text:style-name="T12"/></text:p>
      <text:p text:style-name="P40"><text:span text:style-name="T84">Для любой пары кешей разрешены следующие состояния заданной кэш-строки: </text:span></text:p>
      <text:p text:style-name="P40"><text:span text:style-name="T84"/></text:p>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row>
          <table:table-cell table:style-name="Таблица4.A1" office:value-type="string">
            <text:p text:style-name="P19"/>
          </table:table-cell>
          <table:table-cell table:style-name="Таблица4.A1" office:value-type="string">
            <text:p text:style-name="P5">MODIFIED</text:p>
          </table:table-cell>
          <table:table-cell table:style-name="Таблица4.A1" office:value-type="string">
            <text:p text:style-name="P5">OWNED</text:p>
          </table:table-cell>
          <table:table-cell table:style-name="Таблица4.A1" office:value-type="string">
            <text:p text:style-name="P5">SHARED</text:p>
          </table:table-cell>
          <table:table-cell table:style-name="Таблица4.E1" office:value-type="string">
            <text:p text:style-name="P5">INVALID</text:p>
          </table:table-cell>
        </table:table-row>
        <table:table-row>
          <table:table-cell table:style-name="Таблица4.A2" office:value-type="string">
            <text:p text:style-name="P5">MODIFIED</text:p>
          </table:table-cell>
          <table:table-cell table:style-name="Таблица4.A2" office:value-type="string">
            <text:p text:style-name="P20">NO</text:p>
          </table:table-cell>
          <table:table-cell table:style-name="Таблица4.A2" office:value-type="string">
            <text:p text:style-name="P20">NO</text:p>
          </table:table-cell>
          <table:table-cell table:style-name="Таблица4.A2" office:value-type="string">
            <text:p text:style-name="P20">NO</text:p>
          </table:table-cell>
          <table:table-cell table:style-name="Таблица4.E2" office:value-type="string">
            <text:p text:style-name="P21">YES</text:p>
          </table:table-cell>
        </table:table-row>
        <table:table-row>
          <table:table-cell table:style-name="Таблица4.A2" office:value-type="string">
            <text:p text:style-name="P5">OWNED</text:p>
          </table:table-cell>
          <table:table-cell table:style-name="Таблица4.A2" office:value-type="string">
            <text:p text:style-name="P20">NO</text:p>
          </table:table-cell>
          <table:table-cell table:style-name="Таблица4.A2" office:value-type="string">
            <text:p text:style-name="P20">NO</text:p>
          </table:table-cell>
          <table:table-cell table:style-name="Таблица4.A2" office:value-type="string">
            <text:p text:style-name="P21">YES</text:p>
          </table:table-cell>
          <table:table-cell table:style-name="Таблица4.E2" office:value-type="string">
            <text:p text:style-name="P21">YES</text:p>
          </table:table-cell>
        </table:table-row>
        <table:table-row>
          <table:table-cell table:style-name="Таблица4.A2" office:value-type="string">
            <text:p text:style-name="P5">SHARED</text:p>
          </table:table-cell>
          <table:table-cell table:style-name="Таблица4.A2" office:value-type="string">
            <text:p text:style-name="P20">NO</text:p>
          </table:table-cell>
          <table:table-cell table:style-name="Таблица4.A2" office:value-type="string">
            <text:p text:style-name="P21">YES</text:p>
          </table:table-cell>
          <table:table-cell table:style-name="Таблица4.A2" office:value-type="string">
            <text:p text:style-name="P21">YES</text:p>
          </table:table-cell>
          <table:table-cell table:style-name="Таблица4.E2" office:value-type="string">
            <text:p text:style-name="P21">YES</text:p>
          </table:table-cell>
        </table:table-row>
        <table:table-row>
          <table:table-cell table:style-name="Таблица4.A2" office:value-type="string">
            <text:p text:style-name="P5">INVALID</text:p>
          </table:table-cell>
          <table:table-cell table:style-name="Таблица4.A2" office:value-type="string">
            <text:p text:style-name="P21">YES</text:p>
          </table:table-cell>
          <table:table-cell table:style-name="Таблица4.A2" office:value-type="string">
            <text:p text:style-name="P21">YES</text:p>
          </table:table-cell>
          <table:table-cell table:style-name="Таблица4.A2" office:value-type="string">
            <text:p text:style-name="P21">YES</text:p>
          </table:table-cell>
          <table:table-cell table:style-name="Таблица4.E2" office:value-type="string">
            <text:p text:style-name="P21">YES</text:p>
          </table:table-cell>
        </table:table-row>
      </table:table>
      <text:p text:style-name="Standard"/>
      <text:p text:style-name="P31">Протокол <text:span text:style-name="T78">MESIF</text:span></text:p>
      <text:p text:style-name="P1"><text:span text:style-name="T11">MESIF </text:span><text:span text:style-name="T9">— протокол поддержки когерентности кешей и </text:span><text:span text:style-name="T37">памяти</text:span><text:span text:style-name="T9">. Протокол основан на протоколе</text:span><text:a xlink:type="simple" xlink:href="https://ru.wikipedia.org/w/index.php?title=MESI&amp;action=edit&amp;redlink=1"><text:span text:style-name="T45">MESI</text:span></text:a><text:span text:style-name="T9">, в который добавлено еще одно состояние. В новом протоколе 5 состояний: </text:span><text:span text:style-name="T35">Modified</text:span><text:span text:style-name="T9">(M), </text:span><text:span text:style-name="T35">Exclusive </text:span><text:span text:style-name="T9">(E), </text:span><text:span text:style-name="T35">Shared </text:span><text:span text:style-name="T9">(S), </text:span><text:span text:style-name="T35">Invalid </text:span><text:span text:style-name="T9">(I) и </text:span><text:span text:style-name="T35">Forward </text:span><text:span text:style-name="T9">(F). Дополнительное состояние F означает, что кэш является единственным ответчиком (designated responder) для любых запросов к данной кэш линии. Кэшстрока в состоянии S теперь не отвечает на снуп-запросы. При копировании F-строки в соседний кэш новая копия получает F состояние.</text:span></text:p>
      <text:p text:style-name="P3"/>
      <text:p text:style-name="P1"><text:soft-page-break/><text:span text:style-name="T9">Для любой пары кэшей разрешены следующие комбинации состояний заданной кэш линии в разных процессорах:</text:span></text:p>
      <text:p text:style-name="Standard"/>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row>
          <table:table-cell table:style-name="Таблица5.A1" office:value-type="string">
            <text:p text:style-name="P19"/>
          </table:table-cell>
          <table:table-cell table:style-name="Таблица5.A1" office:value-type="string">
            <text:p text:style-name="P5">MODIFIED</text:p>
          </table:table-cell>
          <table:table-cell table:style-name="Таблица5.A1" office:value-type="string">
            <text:p text:style-name="P5">EXCLUSIVE</text:p>
          </table:table-cell>
          <table:table-cell table:style-name="Таблица5.A1" office:value-type="string">
            <text:p text:style-name="P5">SHARED</text:p>
          </table:table-cell>
          <table:table-cell table:style-name="Таблица5.A1" office:value-type="string">
            <text:p text:style-name="P5">INVALID</text:p>
          </table:table-cell>
          <table:table-cell table:style-name="Таблица5.F1" office:value-type="string">
            <text:p text:style-name="P5">FORWARD</text:p>
          </table:table-cell>
        </table:table-row>
        <table:table-row>
          <table:table-cell table:style-name="Таблица5.A2" office:value-type="string">
            <text:p text:style-name="P5">MODIFIED</text:p>
          </table:table-cell>
          <table:table-cell table:style-name="Таблица5.A2" office:value-type="string">
            <text:p text:style-name="P20">NO</text:p>
          </table:table-cell>
          <table:table-cell table:style-name="Таблица5.A2" office:value-type="string">
            <text:p text:style-name="P20">NO</text:p>
          </table:table-cell>
          <table:table-cell table:style-name="Таблица5.A2" office:value-type="string">
            <text:p text:style-name="P20">NO</text:p>
          </table:table-cell>
          <table:table-cell table:style-name="Таблица5.A2" office:value-type="string">
            <text:p text:style-name="P21">YES</text:p>
          </table:table-cell>
          <table:table-cell table:style-name="Таблица5.F2" office:value-type="string">
            <text:p text:style-name="P20">NO</text:p>
          </table:table-cell>
        </table:table-row>
        <table:table-row>
          <table:table-cell table:style-name="Таблица5.A2" office:value-type="string">
            <text:p text:style-name="P5">EXCLUSIVE</text:p>
          </table:table-cell>
          <table:table-cell table:style-name="Таблица5.A2" office:value-type="string">
            <text:p text:style-name="P20">NO</text:p>
          </table:table-cell>
          <table:table-cell table:style-name="Таблица5.A2" office:value-type="string">
            <text:p text:style-name="P20">NO</text:p>
          </table:table-cell>
          <table:table-cell table:style-name="Таблица5.A2" office:value-type="string">
            <text:p text:style-name="P20">NO</text:p>
          </table:table-cell>
          <table:table-cell table:style-name="Таблица5.A2" office:value-type="string">
            <text:p text:style-name="P21">YES</text:p>
          </table:table-cell>
          <table:table-cell table:style-name="Таблица5.F2" office:value-type="string">
            <text:p text:style-name="P20">NO</text:p>
          </table:table-cell>
        </table:table-row>
        <table:table-row>
          <table:table-cell table:style-name="Таблица5.A2" office:value-type="string">
            <text:p text:style-name="P5">SHARED</text:p>
          </table:table-cell>
          <table:table-cell table:style-name="Таблица5.A2" office:value-type="string">
            <text:p text:style-name="P20">NO</text:p>
          </table:table-cell>
          <table:table-cell table:style-name="Таблица5.A2" office:value-type="string">
            <text:p text:style-name="P20">NO</text:p>
          </table:table-cell>
          <table:table-cell table:style-name="Таблица5.A2" office:value-type="string">
            <text:p text:style-name="P21">YES</text:p>
          </table:table-cell>
          <table:table-cell table:style-name="Таблица5.A2" office:value-type="string">
            <text:p text:style-name="P21">YES</text:p>
          </table:table-cell>
          <table:table-cell table:style-name="Таблица5.F2" office:value-type="string">
            <text:p text:style-name="P21">YES</text:p>
          </table:table-cell>
        </table:table-row>
        <table:table-row>
          <table:table-cell table:style-name="Таблица5.A2" office:value-type="string">
            <text:p text:style-name="P5">INVALID</text:p>
          </table:table-cell>
          <table:table-cell table:style-name="Таблица5.A2" office:value-type="string">
            <text:p text:style-name="P21">YES</text:p>
          </table:table-cell>
          <table:table-cell table:style-name="Таблица5.A2" office:value-type="string">
            <text:p text:style-name="P21">YES</text:p>
          </table:table-cell>
          <table:table-cell table:style-name="Таблица5.A2" office:value-type="string">
            <text:p text:style-name="P21">YES</text:p>
          </table:table-cell>
          <table:table-cell table:style-name="Таблица5.A2" office:value-type="string">
            <text:p text:style-name="P21">YES</text:p>
          </table:table-cell>
          <table:table-cell table:style-name="Таблица5.F2" office:value-type="string">
            <text:p text:style-name="P21">YES</text:p>
          </table:table-cell>
        </table:table-row>
        <table:table-row>
          <table:table-cell table:style-name="Таблица5.A2" office:value-type="string">
            <text:p text:style-name="P5">FORWARD</text:p>
          </table:table-cell>
          <table:table-cell table:style-name="Таблица5.A2" office:value-type="string">
            <text:p text:style-name="P20">NO</text:p>
          </table:table-cell>
          <table:table-cell table:style-name="Таблица5.A2" office:value-type="string">
            <text:p text:style-name="P20">NO</text:p>
          </table:table-cell>
          <table:table-cell table:style-name="Таблица5.A2" office:value-type="string">
            <text:p text:style-name="P21">YES</text:p>
          </table:table-cell>
          <table:table-cell table:style-name="Таблица5.A2" office:value-type="string">
            <text:p text:style-name="P21">YES</text:p>
          </table:table-cell>
          <table:table-cell table:style-name="Таблица5.F2" office:value-type="string">
            <text:p text:style-name="P20">NO</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Verdana" svg:font-family="Verdana, sans-serif"/>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PMincho" style:font-size-asian="12pt" style:font-weight-asian="bold" style:font-name-complex="Tahoma" style:font-size-complex="12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List_20_Heading" style:display-name="List Heading" style:family="paragraph" style:parent-style-name="Standard" style:next-style-name="List_20_Contents" style:class="html">
      <style:paragraph-properties fo:margin="100%" fo:margin-left="0cm" fo:margin-right="0cm" fo:text-indent="0cm" style:auto-text-indent="false"/>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40M32S</meta:editing-duration>
    <meta:editing-cycles>13</meta:editing-cycles>
    <meta:generator>OpenOffice.org/3.4.1$Win32 OpenOffice.org_project/341m1$Build-9593</meta:generator>
    <dc:date>2015-05-25T13:28:49.15</dc:date>
    <meta:document-statistic meta:table-count="5" meta:image-count="9" meta:object-count="0" meta:page-count="12" meta:paragraph-count="221" meta:word-count="3585" meta:character-count="24823"/>
    <meta:user-defined meta:name="Info 1"/>
    <meta:user-defined meta:name="Info 2"/>
    <meta:user-defined meta:name="Info 3"/>
    <meta:user-defined meta:name="Info 4"/>
  </office:meta>
</office:document-meta>
</file>